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Norm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Halvfe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adornments="Norm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5.84pt"/>
    </style:style>
    <style:style style:name="co2" style:family="table-column">
      <style:table-column-properties fo:break-before="auto" style:column-width="21.34pt"/>
    </style:style>
    <style:style style:name="co3" style:family="table-column">
      <style:table-column-properties fo:break-before="auto" style:column-width="80.05pt"/>
    </style:style>
    <style:style style:name="co4" style:family="table-column">
      <style:table-column-properties fo:break-before="auto" style:column-width="52.81pt"/>
    </style:style>
    <style:style style:name="co5" style:family="table-column">
      <style:table-column-properties fo:break-before="auto" style:column-width="50.46pt"/>
    </style:style>
    <style:style style:name="co6" style:family="table-column">
      <style:table-column-properties fo:break-before="auto" style:column-width="41.81pt"/>
    </style:style>
    <style:style style:name="co7" style:family="table-column">
      <style:table-column-properties fo:break-before="auto" style:column-width="44.96pt"/>
    </style:style>
    <style:style style:name="co8" style:family="table-column">
      <style:table-column-properties fo:break-before="auto" style:column-width="50.91pt"/>
    </style:style>
    <style:style style:name="co9" style:family="table-column">
      <style:table-column-properties fo:break-before="auto" style:column-width="61.46pt"/>
    </style:style>
    <style:style style:name="co10" style:family="table-column">
      <style:table-column-properties fo:break-before="auto" style:column-width="57.54pt"/>
    </style:style>
    <style:style style:name="co11" style:family="table-column">
      <style:table-column-properties fo:break-before="auto" style:column-width="53.6pt"/>
    </style:style>
    <style:style style:name="co12" style:family="table-column">
      <style:table-column-properties fo:break-before="auto" style:column-width="50.29pt"/>
    </style:style>
    <style:style style:name="co13" style:family="table-column">
      <style:table-column-properties fo:break-before="auto" style:column-width="39.46pt"/>
    </style:style>
    <style:style style:name="co14" style:family="table-column">
      <style:table-column-properties fo:break-before="auto" style:column-width="64.26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13.55pt" fo:break-before="auto" style:use-optimal-row-height="true"/>
    </style:style>
    <style:style style:name="ro3" style:family="table-row">
      <style:table-row-properties style:row-height="13.35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fo:background-color="transparent"/>
    </style:style>
    <style:style style:name="ce2" style:family="table-cell" style:parent-style-name="retning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33">
      <style:text-properties style:font-name="Arial"/>
    </style:style>
    <style:style style:name="ce4" style:family="table-cell" style:parent-style-name="Default" style:data-style-name="N40"/>
    <style:style style:name="ce5" style:family="table-cell" style:parent-style-name="Default" style:data-style-name="N2">
      <style:table-cell-properties fo:padding-bottom="0.99pt" fo:padding-left="0.99pt" fo:padding-right="5.24pt" fo:padding-top="0.99pt"/>
    </style:style>
    <style:style style:name="ce6" style:family="table-cell" style:parent-style-name="Default" style:data-style-name="N2"/>
    <style:style style:name="ce7" style:family="table-cell" style:parent-style-name="Beløp" style:data-style-name="N1"/>
    <style:style style:name="ce8" style:family="table-cell" style:parent-style-name="Default" style:data-style-name="N1"/>
    <style:style style:name="ce9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1"/>
      <style:map style:condition="cell-content()&lt;$g$#REF!" style:apply-style-name="tykkeTyperGrønn" style:base-cell-address="Bensin.G1"/>
    </style:style>
    <style:style style:name="ce10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2"/>
      <style:map style:condition="cell-content()&lt;$g$#REF!" style:apply-style-name="tykkeTyperGrønn" style:base-cell-address="Bensin.G2"/>
    </style:style>
    <style:style style:name="ce11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3"/>
      <style:map style:condition="cell-content()&lt;$g$#REF!" style:apply-style-name="tykkeTyperGrønn" style:base-cell-address="Bensin.G3"/>
    </style:style>
    <style:style style:name="ce12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4"/>
      <style:map style:condition="cell-content()&lt;$g$#REF!" style:apply-style-name="tykkeTyperGrønn" style:base-cell-address="Bensin.G4"/>
    </style:style>
    <style:style style:name="ce13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5"/>
      <style:map style:condition="cell-content()&lt;$g$#REF!" style:apply-style-name="tykkeTyperGrønn" style:base-cell-address="Bensin.G5"/>
    </style:style>
    <style:style style:name="ce14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6"/>
      <style:map style:condition="cell-content()&lt;$g$#REF!" style:apply-style-name="tykkeTyperGrønn" style:base-cell-address="Bensin.G6"/>
    </style:style>
    <style:style style:name="ce15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7"/>
      <style:map style:condition="cell-content()&lt;$g$#REF!" style:apply-style-name="tykkeTyperGrønn" style:base-cell-address="Bensin.G7"/>
    </style:style>
    <style:style style:name="ce16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8"/>
      <style:map style:condition="cell-content()&lt;$g$#REF!" style:apply-style-name="tykkeTyperGrønn" style:base-cell-address="Bensin.G8"/>
    </style:style>
    <style:style style:name="ce17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9"/>
      <style:map style:condition="cell-content()&lt;$g$#REF!" style:apply-style-name="tykkeTyperGrønn" style:base-cell-address="Bensin.G9"/>
    </style:style>
    <style:style style:name="ce18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10"/>
      <style:map style:condition="cell-content()&lt;$g$#REF!" style:apply-style-name="tykkeTyperGrønn" style:base-cell-address="Bensin.G10"/>
    </style:style>
    <style:style style:name="ce19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11"/>
      <style:map style:condition="cell-content()&lt;$g$#REF!" style:apply-style-name="tykkeTyperGrønn" style:base-cell-address="Bensin.G11"/>
    </style:style>
    <style:style style:name="ce20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12"/>
      <style:map style:condition="cell-content()&lt;$g$#REF!" style:apply-style-name="tykkeTyperGrønn" style:base-cell-address="Bensin.G12"/>
    </style:style>
    <style:style style:name="ce21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13"/>
      <style:map style:condition="cell-content()&lt;$g$#REF!" style:apply-style-name="tykkeTyperGrønn" style:base-cell-address="Bensin.G13"/>
    </style:style>
    <style:style style:name="ce22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14"/>
      <style:map style:condition="cell-content()&lt;$g$#REF!" style:apply-style-name="tykkeTyperGrønn" style:base-cell-address="Bensin.G14"/>
    </style:style>
    <style:style style:name="ce23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15"/>
      <style:map style:condition="cell-content()&lt;$g$#REF!" style:apply-style-name="tykkeTyperGrønn" style:base-cell-address="Bensin.G15"/>
    </style:style>
    <style:style style:name="ce24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16"/>
      <style:map style:condition="cell-content()&lt;$g$#REF!" style:apply-style-name="tykkeTyperGrønn" style:base-cell-address="Bensin.G16"/>
    </style:style>
    <style:style style:name="ce25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17"/>
      <style:map style:condition="cell-content()&lt;$g$#REF!" style:apply-style-name="tykkeTyperGrønn" style:base-cell-address="Bensin.G17"/>
    </style:style>
    <style:style style:name="ce26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18"/>
      <style:map style:condition="cell-content()&lt;$g$#REF!" style:apply-style-name="tykkeTyperGrønn" style:base-cell-address="Bensin.G18"/>
    </style:style>
    <style:style style:name="ce27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19"/>
      <style:map style:condition="cell-content()&lt;$g$#REF!" style:apply-style-name="tykkeTyperGrønn" style:base-cell-address="Bensin.G19"/>
    </style:style>
    <style:style style:name="ce28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20"/>
      <style:map style:condition="cell-content()&lt;$g$#REF!" style:apply-style-name="tykkeTyperGrønn" style:base-cell-address="Bensin.G20"/>
    </style:style>
    <style:style style:name="ce29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21"/>
      <style:map style:condition="cell-content()&lt;$g$#REF!" style:apply-style-name="tykkeTyperGrønn" style:base-cell-address="Bensin.G21"/>
    </style:style>
    <style:style style:name="ce30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22"/>
      <style:map style:condition="cell-content()&lt;$g$#REF!" style:apply-style-name="tykkeTyperGrønn" style:base-cell-address="Bensin.G22"/>
    </style:style>
    <style:style style:name="ce31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23"/>
      <style:map style:condition="cell-content()&lt;$g$#REF!" style:apply-style-name="tykkeTyperGrønn" style:base-cell-address="Bensin.G23"/>
    </style:style>
    <style:style style:name="ce32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24"/>
      <style:map style:condition="cell-content()&lt;$g$#REF!" style:apply-style-name="tykkeTyperGrønn" style:base-cell-address="Bensin.G24"/>
    </style:style>
    <style:style style:name="ce33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25"/>
      <style:map style:condition="cell-content()&lt;$g$#REF!" style:apply-style-name="tykkeTyperGrønn" style:base-cell-address="Bensin.G25"/>
    </style:style>
    <style:style style:name="ce34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26"/>
      <style:map style:condition="cell-content()&lt;$g$#REF!" style:apply-style-name="tykkeTyperGrønn" style:base-cell-address="Bensin.G26"/>
    </style:style>
    <style:style style:name="ce35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27"/>
      <style:map style:condition="cell-content()&lt;$g$#REF!" style:apply-style-name="tykkeTyperGrønn" style:base-cell-address="Bensin.G27"/>
    </style:style>
    <style:style style:name="ce36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28"/>
      <style:map style:condition="cell-content()&lt;$g$#REF!" style:apply-style-name="tykkeTyperGrønn" style:base-cell-address="Bensin.G28"/>
    </style:style>
    <style:style style:name="ce37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29"/>
      <style:map style:condition="cell-content()&lt;$g$#REF!" style:apply-style-name="tykkeTyperGrønn" style:base-cell-address="Bensin.G29"/>
    </style:style>
    <style:style style:name="ce38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30"/>
      <style:map style:condition="cell-content()&lt;$g$#REF!" style:apply-style-name="tykkeTyperGrønn" style:base-cell-address="Bensin.G30"/>
    </style:style>
    <style:style style:name="ce39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31"/>
      <style:map style:condition="cell-content()&lt;$g$#REF!" style:apply-style-name="tykkeTyperGrønn" style:base-cell-address="Bensin.G31"/>
    </style:style>
    <style:style style:name="ce40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32"/>
      <style:map style:condition="cell-content()&lt;$g$#REF!" style:apply-style-name="tykkeTyperGrønn" style:base-cell-address="Bensin.G32"/>
    </style:style>
    <style:style style:name="ce41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33"/>
      <style:map style:condition="cell-content()&lt;$g$#REF!" style:apply-style-name="tykkeTyperGrønn" style:base-cell-address="Bensin.G33"/>
    </style:style>
    <style:style style:name="ce42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34"/>
      <style:map style:condition="cell-content()&lt;$g$#REF!" style:apply-style-name="tykkeTyperGrønn" style:base-cell-address="Bensin.G34"/>
    </style:style>
    <style:style style:name="ce43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35"/>
      <style:map style:condition="cell-content()&lt;$g$#REF!" style:apply-style-name="tykkeTyperGrønn" style:base-cell-address="Bensin.G35"/>
    </style:style>
    <style:style style:name="ce44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36"/>
      <style:map style:condition="cell-content()&lt;$g$#REF!" style:apply-style-name="tykkeTyperGrønn" style:base-cell-address="Bensin.G36"/>
    </style:style>
    <style:style style:name="ce45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37"/>
      <style:map style:condition="cell-content()&lt;$g$#REF!" style:apply-style-name="tykkeTyperGrønn" style:base-cell-address="Bensin.G37"/>
    </style:style>
    <style:style style:name="ce46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38"/>
      <style:map style:condition="cell-content()&lt;$g$#REF!" style:apply-style-name="tykkeTyperGrønn" style:base-cell-address="Bensin.G38"/>
    </style:style>
    <style:style style:name="ce47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39"/>
      <style:map style:condition="cell-content()&lt;$g$#REF!" style:apply-style-name="tykkeTyperGrønn" style:base-cell-address="Bensin.G39"/>
    </style:style>
    <style:style style:name="ce48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40"/>
      <style:map style:condition="cell-content()&lt;$g$#REF!" style:apply-style-name="tykkeTyperGrønn" style:base-cell-address="Bensin.G40"/>
    </style:style>
    <style:style style:name="ce49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41"/>
      <style:map style:condition="cell-content()&lt;$g$#REF!" style:apply-style-name="tykkeTyperGrønn" style:base-cell-address="Bensin.G41"/>
    </style:style>
    <style:style style:name="ce50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42"/>
      <style:map style:condition="cell-content()&lt;$g$#REF!" style:apply-style-name="tykkeTyperGrønn" style:base-cell-address="Bensin.G42"/>
    </style:style>
    <style:style style:name="ce51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43"/>
      <style:map style:condition="cell-content()&lt;$g$#REF!" style:apply-style-name="tykkeTyperGrønn" style:base-cell-address="Bensin.G43"/>
    </style:style>
    <style:style style:name="ce52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44"/>
      <style:map style:condition="cell-content()&lt;$g$#REF!" style:apply-style-name="tykkeTyperGrønn" style:base-cell-address="Bensin.G44"/>
    </style:style>
    <style:style style:name="ce53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45"/>
      <style:map style:condition="cell-content()&lt;$g$#REF!" style:apply-style-name="tykkeTyperGrønn" style:base-cell-address="Bensin.G45"/>
    </style:style>
    <style:style style:name="ce54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46"/>
      <style:map style:condition="cell-content()&lt;$g$#REF!" style:apply-style-name="tykkeTyperGrønn" style:base-cell-address="Bensin.G46"/>
    </style:style>
    <style:style style:name="ce55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47"/>
      <style:map style:condition="cell-content()&lt;$g$#REF!" style:apply-style-name="tykkeTyperGrønn" style:base-cell-address="Bensin.G47"/>
    </style:style>
    <style:style style:name="ce56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48"/>
      <style:map style:condition="cell-content()&lt;$g$#REF!" style:apply-style-name="tykkeTyperGrønn" style:base-cell-address="Bensin.G48"/>
    </style:style>
    <style:style style:name="ce57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49"/>
      <style:map style:condition="cell-content()&lt;$g$#REF!" style:apply-style-name="tykkeTyperGrønn" style:base-cell-address="Bensin.G49"/>
    </style:style>
    <style:style style:name="ce58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50"/>
      <style:map style:condition="cell-content()&lt;$g$#REF!" style:apply-style-name="tykkeTyperGrønn" style:base-cell-address="Bensin.G50"/>
    </style:style>
    <style:style style:name="ce59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51"/>
      <style:map style:condition="cell-content()&lt;$g$#REF!" style:apply-style-name="tykkeTyperGrønn" style:base-cell-address="Bensin.G51"/>
    </style:style>
    <style:style style:name="ce60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52"/>
      <style:map style:condition="cell-content()&lt;$g$#REF!" style:apply-style-name="tykkeTyperGrønn" style:base-cell-address="Bensin.G52"/>
    </style:style>
    <style:style style:name="ce61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53"/>
      <style:map style:condition="cell-content()&lt;$g$#REF!" style:apply-style-name="tykkeTyperGrønn" style:base-cell-address="Bensin.G53"/>
    </style:style>
    <style:style style:name="ce62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54"/>
      <style:map style:condition="cell-content()&lt;$g$#REF!" style:apply-style-name="tykkeTyperGrønn" style:base-cell-address="Bensin.G54"/>
    </style:style>
    <style:style style:name="ce63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55"/>
      <style:map style:condition="cell-content()&lt;$g$#REF!" style:apply-style-name="tykkeTyperGrønn" style:base-cell-address="Bensin.G55"/>
    </style:style>
    <style:style style:name="ce64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56"/>
      <style:map style:condition="cell-content()&lt;$g$#REF!" style:apply-style-name="tykkeTyperGrønn" style:base-cell-address="Bensin.G56"/>
    </style:style>
    <style:style style:name="ce65" style:family="table-cell" style:parent-style-name="Default" style:data-style-name="N2">
      <style:table-cell-properties fo:background-color="transparent"/>
      <style:map style:condition="cell-content()&gt;$g$#REF!" style:apply-style-name="tykkeTyperRød" style:base-cell-address="Bensin.G57"/>
      <style:map style:condition="cell-content()&lt;$g$#REF!" style:apply-style-name="tykkeTyperGrønn" style:base-cell-address="Bensin.G57"/>
    </style:style>
    <style:style style:name="ce66" style:family="table-cell" style:parent-style-name="Default" style:data-style-name="N3"/>
    <style:style style:name="ce67" style:family="table-cell" style:parent-style-name="Default" style:data-style-name="N126"/>
    <style:style style:name="ce68" style:family="table-cell" style:parent-style-name="Default" style:data-style-name="N125"/>
    <style:style style:name="ce69" style:family="table-cell" style:parent-style-name="Default">
      <style:table-cell-properties style:text-align-source="fix" style:repeat-content="false" fo:padding-bottom="0.99pt" fo:padding-left="16.61pt" fo:padding-right="0.99pt" fo:padding-top="0.99pt"/>
      <style:paragraph-properties fo:text-align="center" fo:margin-left="0pt"/>
    </style:style>
    <style:style style:name="ce70" style:family="table-cell" style:parent-style-name="Default" style:data-style-name="N136"/>
    <style:style style:name="ce71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72" style:family="table-cell" style:parent-style-name="Default" style:data-style-name="N99"/>
    <style:style style:name="ce7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4" style:family="table-cell" style:parent-style-name="Default">
      <style:table-cell-properties fo:padding-bottom="0.99pt" fo:padding-left="0.99pt" fo:padding-right="3.86pt" fo:padding-top="0.99pt"/>
    </style:style>
    <style:style style:name="ce75" style:family="table-cell" style:parent-style-name="Default">
      <style:table-cell-properties fo:border="none"/>
    </style:style>
    <style:style style:name="ce76" style:family="table-cell" style:parent-style-name="rammeRod">
      <style:table-cell-properties fo:border="none"/>
    </style:style>
    <style:style style:name="ce77" style:family="table-cell" style:parent-style-name="Beløp">
      <style:table-cell-properties fo:background-color="transparent" fo:padding-bottom="0.99pt" fo:padding-left="0.99pt" fo:padding-right="3.86pt" fo:padding-top="0.99pt"/>
    </style:style>
    <style:style style:name="ce78" style:family="table-cell" style:parent-style-name="Default" style:data-style-name="N2">
      <style:table-cell-properties fo:background-color="transparent" fo:padding-bottom="0.99pt" fo:padding-left="0.99pt" fo:padding-right="3.86pt" fo:padding-top="0.99pt"/>
    </style:style>
  </office:automatic-styles>
  <office:body>
    <office:spreadsheet>
      <table:calculation-settings table:use-regular-expressions="false"/>
      <table:table table:name="Bensi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ce7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 office:value-type="float" office:value="15.76" calcext:value-type="float">
            <text:p>15.76</text:p>
          </table:table-cell>
          <table:table-cell table:style-name="ce7" office:value-type="float" office:value="242.7" calcext:value-type="float">
            <text:p>243</text:p>
          </table:table-cell>
          <table:table-cell table:style-name="ce9" table:formula="of:=IF(OR(ISBLANK([.E1]);ISBLANK([.F1]));&quot;&quot;;[.F1]/[.E1])" office:value-type="float" office:value="15.3997461928934" calcext:value-type="float">
            <text:p>15.40</text:p>
          </table:table-cell>
          <table:table-cell table:style-name="kmStand1" office:value-type="float" office:value="195140" calcext:value-type="float">
            <text:p>195,140</text:p>
          </table:table-cell>
          <table:table-cell table:style-name="kmTripp" office:value-type="float" office:value="639.2" calcext:value-type="float">
            <text:p>639.2</text:p>
          </table:table-cell>
          <table:table-cell table:style-name="ce68" table:formula="of:=IF([.M1]&gt;[#REF!];[#REF!]/[#REF!];IF([.M1]+[#REF!]=2;IF([.I1]=&quot;&quot;;[.E1]*10/[.L1];[.E1]*10/[.I1]);&quot;&quot;))" office:value-type="string" office:string-value="" calcext:value-type="error">
            <text:p>#REF!</text:p>
          </table:table-cell>
          <table:table-cell table:style-name="ce69" office:value-type="float" office:value="1" calcext:value-type="float">
            <text:p>1</text:p>
          </table:table-cell>
          <table:table-cell table:style-name="Cirka_5f_kmStand" table:formula="of:=IF([.H1]&gt;1;IF([.M1]=0;[.H1]-[#REF!];[#REF!]-[#REF!]);&quot;&quot;)" office:value-type="string" office:string-value="" calcext:value-type="error">
            <text:p>#REF!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 office:value-type="float" office:value="16.4" calcext:value-type="float">
            <text:p>16.40</text:p>
          </table:table-cell>
          <table:table-cell table:style-name="ce7" office:value-type="float" office:value="252.56" calcext:value-type="float">
            <text:p>253</text:p>
          </table:table-cell>
          <table:table-cell table:style-name="ce10" table:formula="of:=IF(OR(ISBLANK([.E2]);ISBLANK([.F2]));&quot;&quot;;[.F2]/[.E2])" office:value-type="float" office:value="15.4" calcext:value-type="float">
            <text:p>15.40</text:p>
          </table:table-cell>
          <table:table-cell table:style-name="kmStand1" office:value-type="float" office:value="195185" calcext:value-type="float">
            <text:p>195,185</text:p>
          </table:table-cell>
          <table:table-cell table:style-name="kmTripp" office:value-type="float" office:value="684.9" calcext:value-type="float">
            <text:p>684.9</text:p>
          </table:table-cell>
          <table:table-cell table:style-name="ce68" table:formula="of:=IF([.M2]&gt;[.M1];[#REF!]/[#REF!];IF([.M2]+[.M1]=2;IF([.I2]=&quot;&quot;;[.E2]*10/[.L2];[.E2]*10/[.I2]);&quot;&quot;))">
            <text:p/>
          </table:table-cell>
          <table:table-cell table:style-name="ce69" office:value-type="float" office:value="1" calcext:value-type="float">
            <text:p>1</text:p>
          </table:table-cell>
          <table:table-cell table:style-name="Cirka_5f_kmStand" table:formula="of:=IF([.H2]&gt;1;IF([.M2]=0;[.H2]-[#REF!];[#REF!]-[#REF!]);&quot;&quot;)" office:value-type="string" office:string-value="" calcext:value-type="error">
            <text:p>#REF!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 office:value-type="float" office:value="37.1" calcext:value-type="float">
            <text:p>37.10</text:p>
          </table:table-cell>
          <table:table-cell table:style-name="ce7" office:value-type="float" office:value="544.26" calcext:value-type="float">
            <text:p>544</text:p>
          </table:table-cell>
          <table:table-cell table:style-name="ce11" table:formula="of:=IF(OR(ISBLANK([.E3]);ISBLANK([.F3]));&quot;&quot;;[.F3]/[.E3])" office:value-type="float" office:value="14.6700808625337" calcext:value-type="float">
            <text:p>14.67</text:p>
          </table:table-cell>
          <table:table-cell table:style-name="kmStand1" office:value-type="float" office:value="195360" calcext:value-type="float">
            <text:p>195,360</text:p>
          </table:table-cell>
          <table:table-cell table:style-name="kmTripp" office:value-type="float" office:value="859.1" calcext:value-type="float">
            <text:p>859.1</text:p>
          </table:table-cell>
          <table:table-cell table:style-name="ce68" table:formula="of:=IF([.M3]&gt;[.M2];[#REF!]/[#REF!];IF([.M3]+[.M2]=2;IF([.I3]=&quot;&quot;;[.E3]*10/[.L3];[.E3]*10/[.I3]);&quot;&quot;))" office:value-type="string" office:string-value="" calcext:value-type="error">
            <text:p>#REF!</text:p>
          </table:table-cell>
          <table:table-cell table:style-name="ce69" office:value-type="float" office:value="0" calcext:value-type="float">
            <text:p>0</text:p>
          </table:table-cell>
          <table:table-cell table:style-name="Cirka_5f_kmStand" table:formula="of:=IF([.H3]&gt;1;IF([.M3]=0;[.H3]-[#REF!];[#REF!]-[#REF!]);&quot;&quot;)" office:value-type="string" office:string-value="" calcext:value-type="error">
            <text:p>#REF!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 office:value-type="float" office:value="20.4" calcext:value-type="float">
            <text:p>20.40</text:p>
          </table:table-cell>
          <table:table-cell table:style-name="ce7" office:value-type="float" office:value="317.02" calcext:value-type="float">
            <text:p>317</text:p>
          </table:table-cell>
          <table:table-cell table:style-name="ce12" table:formula="of:=IF(OR(ISBLANK([.E4]);ISBLANK([.F4]));&quot;&quot;;[.F4]/[.E4])" office:value-type="float" office:value="15.5401960784314" calcext:value-type="float">
            <text:p>15.54</text:p>
          </table:table-cell>
          <table:table-cell table:style-name="kmStand1" office:value-type="float" office:value="195597" calcext:value-type="float">
            <text:p>195,597</text:p>
          </table:table-cell>
          <table:table-cell table:style-name="kmTripp" office:value-type="float" office:value="237.6" calcext:value-type="float">
            <text:p>237.6</text:p>
          </table:table-cell>
          <table:table-cell table:style-name="ce68" table:formula="of:=IF([.M4]&gt;[.M3];[#REF!]/[#REF!];IF([.M4]+[.M3]=2;IF([.I4]=&quot;&quot;;[.E4]*10/[.L4];[.E4]*10/[.I4]);&quot;&quot;))" office:value-type="float" office:value="0.858585858585859" calcext:value-type="float">
            <text:p>0.859</text:p>
          </table:table-cell>
          <table:table-cell table:style-name="ce69" office:value-type="float" office:value="1" calcext:value-type="float">
            <text:p>1</text:p>
          </table:table-cell>
          <table:table-cell table:style-name="Cirka_5f_kmStand" table:formula="of:=IF([.H4]&gt;1;IF([.M4]=0;[.H4]-[#REF!];[#REF!]-[#REF!]);&quot;&quot;)" office:value-type="string" office:string-value="" calcext:value-type="error">
            <text:p>#REF!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 office:value-type="float" office:value="14.05" calcext:value-type="float">
            <text:p>14.05</text:p>
          </table:table-cell>
          <table:table-cell table:style-name="ce7" office:value-type="float" office:value="206.68" calcext:value-type="float">
            <text:p>207</text:p>
          </table:table-cell>
          <table:table-cell table:style-name="ce13" table:formula="of:=IF(OR(ISBLANK([.E5]);ISBLANK([.F5]));&quot;&quot;;[.F5]/[.E5])" office:value-type="float" office:value="14.7103202846975" calcext:value-type="float">
            <text:p>14.71</text:p>
          </table:table-cell>
          <table:table-cell table:style-name="kmStand1" office:value-type="float" office:value="195770" calcext:value-type="float">
            <text:p>195,770</text:p>
          </table:table-cell>
          <table:table-cell table:style-name="kmTripp" office:value-type="float" office:value="172.2" calcext:value-type="float">
            <text:p>172.2</text:p>
          </table:table-cell>
          <table:table-cell table:style-name="ce68" table:formula="of:=IF([.M5]&gt;[.M4];[#REF!]/[#REF!];IF([.M5]+[.M4]=2;IF([.I5]=&quot;&quot;;[.E5]*10/[.L5];[.E5]*10/[.I5]);&quot;&quot;))" office:value-type="float" office:value="0.815911730545877" calcext:value-type="float">
            <text:p>0.816</text:p>
          </table:table-cell>
          <table:table-cell table:style-name="ce69" office:value-type="float" office:value="1" calcext:value-type="float">
            <text:p>1</text:p>
          </table:table-cell>
          <table:table-cell table:style-name="Cirka_5f_kmStand" table:formula="of:=IF([.H5]&gt;1;IF([.M5]=0;[.H5]-[#REF!];[#REF!]-[#REF!]);&quot;&quot;)" office:value-type="string" office:string-value="" calcext:value-type="error">
            <text:p>#REF!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 office:value-type="float" office:value="19.75" calcext:value-type="float">
            <text:p>19.75</text:p>
          </table:table-cell>
          <table:table-cell table:style-name="ce7" office:value-type="float" office:value="311.85" calcext:value-type="float">
            <text:p>312</text:p>
          </table:table-cell>
          <table:table-cell table:style-name="ce14" table:formula="of:=IF(OR(ISBLANK([.E6]);ISBLANK([.F6]));&quot;&quot;;[.F6]/[.E6])" office:value-type="float" office:value="15.7898734177215" calcext:value-type="float">
            <text:p>15.79</text:p>
          </table:table-cell>
          <table:table-cell table:style-name="kmStand1" office:value-type="float" office:value="196189" calcext:value-type="float">
            <text:p>196,189</text:p>
          </table:table-cell>
          <table:table-cell table:style-name="kmTripp" office:value-type="float" office:value="418.5" calcext:value-type="float">
            <text:p>418.5</text:p>
          </table:table-cell>
          <table:table-cell table:style-name="ce68" table:formula="of:=IF([.M6]&gt;[.M5];[#REF!]/[#REF!];IF([.M6]+[.M5]=2;IF([.I6]=&quot;&quot;;[.E6]*10/[.L6];[.E6]*10/[.I6]);&quot;&quot;))">
            <text:p/>
          </table:table-cell>
          <table:table-cell table:style-name="ce69" office:value-type="float" office:value="1" calcext:value-type="float">
            <text:p>1</text:p>
          </table:table-cell>
          <table:table-cell table:style-name="Cirka_5f_kmStand" table:formula="of:=IF([.H6]&gt;1;IF([.M6]=0;[.H6]-[#REF!];[#REF!]-[#REF!]);&quot;&quot;)" office:value-type="string" office:string-value="" calcext:value-type="error">
            <text:p>#REF!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 office:value-type="float" office:value="35.19" calcext:value-type="float">
            <text:p>35.19</text:p>
          </table:table-cell>
          <table:table-cell table:style-name="ce7" office:value-type="float" office:value="504.98" calcext:value-type="float">
            <text:p>505</text:p>
          </table:table-cell>
          <table:table-cell table:style-name="ce15" table:formula="of:=IF(OR(ISBLANK([.E7]);ISBLANK([.F7]));&quot;&quot;;[.F7]/[.E7])" office:value-type="float" office:value="14.3500994600739" calcext:value-type="float">
            <text:p>14.35</text:p>
          </table:table-cell>
          <table:table-cell table:style-name="kmStand1" office:value-type="float" office:value="196361" calcext:value-type="float">
            <text:p>196,361</text:p>
          </table:table-cell>
          <table:table-cell table:style-name="kmTripp" office:value-type="float" office:value="591.1" calcext:value-type="float">
            <text:p>591.1</text:p>
          </table:table-cell>
          <table:table-cell table:style-name="ce68" table:formula="of:=IF([.M7]&gt;[.M6];[#REF!]/[#REF!];IF([.M7]+[.M6]=2;IF([.I7]=&quot;&quot;;[.E7]*10/[.L7];[.E7]*10/[.I7]);&quot;&quot;))" office:value-type="string" office:string-value="" calcext:value-type="error">
            <text:p>#REF!</text:p>
          </table:table-cell>
          <table:table-cell table:style-name="ce69" office:value-type="float" office:value="1" calcext:value-type="float">
            <text:p>1</text:p>
          </table:table-cell>
          <table:table-cell table:style-name="Cirka_5f_kmStand" table:formula="of:=IF([.H7]&gt;1;IF([.M7]=0;[.H7]-[#REF!];[#REF!]-[#REF!]);&quot;&quot;)" office:value-type="string" office:string-value="" calcext:value-type="error">
            <text:p>#REF!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 office:value-type="float" office:value="18.6" calcext:value-type="float">
            <text:p>18.60</text:p>
          </table:table-cell>
          <table:table-cell table:style-name="ce7" office:value-type="float" office:value="280" calcext:value-type="float">
            <text:p>280</text:p>
          </table:table-cell>
          <table:table-cell table:style-name="ce16" table:formula="of:=IF(OR(ISBLANK([.E8]);ISBLANK([.F8]));&quot;&quot;;[.F8]/[.E8])" office:value-type="float" office:value="15.0537634408602" calcext:value-type="float">
            <text:p>15.05</text:p>
          </table:table-cell>
          <table:table-cell table:style-name="kmStand1" office:value-type="float" office:value="196572" calcext:value-type="float">
            <text:p>196,572</text:p>
          </table:table-cell>
          <table:table-cell table:style-name="kmTripp" office:value-type="float" office:value="210.5" calcext:value-type="float">
            <text:p>210.5</text:p>
          </table:table-cell>
          <table:table-cell table:style-name="ce68" table:formula="of:=IF([.M8]&gt;[.M7];[#REF!]/[#REF!];IF([.M8]+[.M7]=2;IF([.I8]=&quot;&quot;;[.E8]*10/[.L8];[.E8]*10/[.I8]);&quot;&quot;))" office:value-type="float" office:value="0.883610451306413" calcext:value-type="float">
            <text:p>0.884</text:p>
          </table:table-cell>
          <table:table-cell table:style-name="ce69" office:value-type="float" office:value="0" calcext:value-type="float">
            <text:p>0</text:p>
          </table:table-cell>
          <table:table-cell table:style-name="Cirka_5f_kmStand" table:formula="of:=IF([.H8]&gt;1;IF([.M8]=0;[.H8]-[#REF!];[#REF!]-[#REF!]);&quot;&quot;)" office:value-type="string" office:string-value="" calcext:value-type="error">
            <text:p>#REF!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 office:value-type="float" office:value="20.03" calcext:value-type="float">
            <text:p>20.03</text:p>
          </table:table-cell>
          <table:table-cell table:style-name="ce7" office:value-type="float" office:value="315.87" calcext:value-type="float">
            <text:p>316</text:p>
          </table:table-cell>
          <table:table-cell table:style-name="ce17" table:formula="of:=IF(OR(ISBLANK([.E9]);ISBLANK([.F9]));&quot;&quot;;[.F9]/[.E9])" office:value-type="float" office:value="15.7698452321518" calcext:value-type="float">
            <text:p>15.77</text:p>
          </table:table-cell>
          <table:table-cell table:style-name="kmStand1" office:value-type="float" office:value="196999" calcext:value-type="float">
            <text:p>196,999</text:p>
          </table:table-cell>
          <table:table-cell table:style-name="kmTripp" office:value-type="float" office:value="426.8" calcext:value-type="float">
            <text:p>426.8</text:p>
          </table:table-cell>
          <table:table-cell table:style-name="ce68" table:formula="of:=IF([.M9]&gt;[.M8];[#REF!]/[#REF!];IF([.M9]+[.M8]=2;IF([.I9]=&quot;&quot;;[.E9]*10/[.L9];[.E9]*10/[.I9]);&quot;&quot;))">
            <text:p/>
          </table:table-cell>
          <table:table-cell table:style-name="ce69" office:value-type="float" office:value="1" calcext:value-type="float">
            <text:p>1</text:p>
          </table:table-cell>
          <table:table-cell table:style-name="Cirka_5f_kmStand" table:formula="of:=IF([.H9]&gt;1;IF([.M9]=0;[.H9]-[#REF!];[#REF!]-[#REF!]);&quot;&quot;)" office:value-type="string" office:string-value="" calcext:value-type="error">
            <text:p>#REF!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 office:value-type="float" office:value="37.72" calcext:value-type="float">
            <text:p>37.72</text:p>
          </table:table-cell>
          <table:table-cell table:style-name="ce7" office:value-type="float" office:value="586.55" calcext:value-type="float">
            <text:p>587</text:p>
          </table:table-cell>
          <table:table-cell table:style-name="ce18" table:formula="of:=IF(OR(ISBLANK([.E10]);ISBLANK([.F10]));&quot;&quot;;[.F10]/[.E10])" office:value-type="float" office:value="15.5501060445387" calcext:value-type="float">
            <text:p>15.55</text:p>
          </table:table-cell>
          <table:table-cell table:style-name="kmStand1" office:value-type="float" office:value="197203" calcext:value-type="float">
            <text:p>197,203</text:p>
          </table:table-cell>
          <table:table-cell table:style-name="kmTripp" office:value-type="float" office:value="631.2" calcext:value-type="float">
            <text:p>631.2</text:p>
          </table:table-cell>
          <table:table-cell table:style-name="ce68" table:formula="of:=IF([.M10]&gt;[.M9];[#REF!]/[#REF!];IF([.M10]+[.M9]=2;IF([.I10]=&quot;&quot;;[.E10]*10/[.L10];[.E10]*10/[.I10]);&quot;&quot;))" office:value-type="string" office:string-value="" calcext:value-type="error">
            <text:p>#REF!</text:p>
          </table:table-cell>
          <table:table-cell table:style-name="ce69" office:value-type="float" office:value="1" calcext:value-type="float">
            <text:p>1</text:p>
          </table:table-cell>
          <table:table-cell table:style-name="Cirka_5f_kmStand" table:formula="of:=IF([.H10]&gt;1;IF([.M10]=0;[.H10]-[#REF!];[#REF!]-[#REF!]);&quot;&quot;)" office:value-type="string" office:string-value="" calcext:value-type="error">
            <text:p>#REF!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 office:value-type="float" office:value="15.35" calcext:value-type="float">
            <text:p>15.35</text:p>
          </table:table-cell>
          <table:table-cell table:style-name="ce7" office:value-type="float" office:value="255.58" calcext:value-type="float">
            <text:p>256</text:p>
          </table:table-cell>
          <table:table-cell table:style-name="ce19" table:formula="of:=IF(OR(ISBLANK([.E11]);ISBLANK([.F11]));&quot;&quot;;[.F11]/[.E11])" office:value-type="float" office:value="16.6501628664495" calcext:value-type="float">
            <text:p>16.65</text:p>
          </table:table-cell>
          <table:table-cell table:style-name="kmStand1" office:value-type="float" office:value="197701" calcext:value-type="float">
            <text:p>197,701</text:p>
          </table:table-cell>
          <table:table-cell table:style-name="kmTripp" office:value-type="float" office:value="498.1" calcext:value-type="float">
            <text:p>498.1</text:p>
          </table:table-cell>
          <table:table-cell table:style-name="ce68" table:formula="of:=IF([.M11]&gt;[.M10];[#REF!]/[#REF!];IF([.M11]+[.M10]=2;IF([.I11]=&quot;&quot;;[.E11]*10/[.L11];[.E11]*10/[.I11]);&quot;&quot;))">
            <text:p/>
          </table:table-cell>
          <table:table-cell table:style-name="ce69" office:value-type="float" office:value="1" calcext:value-type="float">
            <text:p>1</text:p>
          </table:table-cell>
          <table:table-cell table:style-name="Cirka_5f_kmStand" table:formula="of:=IF([.H11]&gt;1;IF([.M11]=0;[.H11]-[#REF!];[#REF!]-[#REF!]);&quot;&quot;)" office:value-type="string" office:string-value="" calcext:value-type="error">
            <text:p>#REF!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 office:value-type="float" office:value="12.75" calcext:value-type="float">
            <text:p>12.75</text:p>
          </table:table-cell>
          <table:table-cell table:style-name="ce7" office:value-type="float" office:value="198.26" calcext:value-type="float">
            <text:p>198</text:p>
          </table:table-cell>
          <table:table-cell table:style-name="ce20" table:formula="of:=IF(OR(ISBLANK([.E12]);ISBLANK([.F12]));&quot;&quot;;[.F12]/[.E12])" office:value-type="float" office:value="15.5498039215686" calcext:value-type="float">
            <text:p>15.55</text:p>
          </table:table-cell>
          <table:table-cell table:style-name="kmStand1" office:value-type="float" office:value="197830" calcext:value-type="float">
            <text:p>197,830</text:p>
          </table:table-cell>
          <table:table-cell table:style-name="kmTripp" office:value-type="float" office:value="627" calcext:value-type="float">
            <text:p>627.0</text:p>
          </table:table-cell>
          <table:table-cell table:style-name="ce68" table:formula="of:=IF([.M12]&gt;[.M11];[#REF!]/[#REF!];IF([.M12]+[.M11]=2;IF([.I12]=&quot;&quot;;[.E12]*10/[.L12];[.E12]*10/[.I12]);&quot;&quot;))">
            <text:p/>
          </table:table-cell>
          <table:table-cell table:style-name="ce69" office:value-type="float" office:value="1" calcext:value-type="float">
            <text:p>1</text:p>
          </table:table-cell>
          <table:table-cell table:style-name="Cirka_5f_kmStand" table:formula="of:=IF([.H12]&gt;1;IF([.M12]=0;[.H12]-[#REF!];[#REF!]-[#REF!]);&quot;&quot;)" office:value-type="string" office:string-value="" calcext:value-type="error">
            <text:p>#REF!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 office:value-type="float" office:value="36.16" calcext:value-type="float">
            <text:p>36.16</text:p>
          </table:table-cell>
          <table:table-cell table:style-name="ce7" office:value-type="float" office:value="522.51" calcext:value-type="float">
            <text:p>523</text:p>
          </table:table-cell>
          <table:table-cell table:style-name="ce21" table:formula="of:=IF(OR(ISBLANK([.E13]);ISBLANK([.F13]));&quot;&quot;;[.F13]/[.E13])" office:value-type="float" office:value="14.4499446902655" calcext:value-type="float">
            <text:p>14.45</text:p>
          </table:table-cell>
          <table:table-cell table:style-name="kmStand1" office:value-type="float" office:value="197896" calcext:value-type="float">
            <text:p>197,896</text:p>
          </table:table-cell>
          <table:table-cell table:style-name="kmTripp" office:value-type="float" office:value="693.1" calcext:value-type="float">
            <text:p>693.1</text:p>
          </table:table-cell>
          <table:table-cell table:style-name="ce68" table:formula="of:=IF([.M13]&gt;[.M12];[#REF!]/[#REF!];IF([.M13]+[.M12]=2;IF([.I13]=&quot;&quot;;[.E13]*10/[.L13];[.E13]*10/[.I13]);&quot;&quot;))" office:value-type="string" office:string-value="" calcext:value-type="error">
            <text:p>#REF!</text:p>
          </table:table-cell>
          <table:table-cell table:style-name="ce69" office:value-type="float" office:value="1" calcext:value-type="float">
            <text:p>1</text:p>
          </table:table-cell>
          <table:table-cell table:style-name="Cirka_5f_kmStand" table:formula="of:=IF([.H13]&gt;1;IF([.M13]=0;[.H13]-[#REF!];[#REF!]-[#REF!]);&quot;&quot;)" office:value-type="string" office:string-value="" calcext:value-type="error">
            <text:p>#REF!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 office:value-type="float" office:value="19.77" calcext:value-type="float">
            <text:p>19.77</text:p>
          </table:table-cell>
          <table:table-cell table:style-name="ce7" office:value-type="float" office:value="297.54" calcext:value-type="float">
            <text:p>298</text:p>
          </table:table-cell>
          <table:table-cell table:style-name="ce22" table:formula="of:=IF(OR(ISBLANK([.E14]);ISBLANK([.F14]));&quot;&quot;;[.F14]/[.E14])" office:value-type="float" office:value="15.0500758725341" calcext:value-type="float">
            <text:p>15.05</text:p>
          </table:table-cell>
          <table:table-cell table:style-name="kmStand1" office:value-type="float" office:value="198102" calcext:value-type="float">
            <text:p>198,102</text:p>
          </table:table-cell>
          <table:table-cell table:style-name="kmTripp" office:value-type="float" office:value="205.3" calcext:value-type="float">
            <text:p>205.3</text:p>
          </table:table-cell>
          <table:table-cell table:style-name="ce68" table:formula="of:=IF([.M14]&gt;[.M13];[#REF!]/[#REF!];IF([.M14]+[.M13]=2;IF([.I14]=&quot;&quot;;[.E14]*10/[.L14];[.E14]*10/[.I14]);&quot;&quot;))" office:value-type="float" office:value="0.962981003409644" calcext:value-type="float">
            <text:p>0.963</text:p>
          </table:table-cell>
          <table:table-cell table:style-name="ce69" office:value-type="float" office:value="0" calcext:value-type="float">
            <text:p>0</text:p>
          </table:table-cell>
          <table:table-cell table:style-name="Cirka_5f_kmStand" table:formula="of:=IF([.H14]&gt;1;IF([.M14]=0;[.H14]-[#REF!];[#REF!]-[#REF!]);&quot;&quot;)" office:value-type="string" office:string-value="" calcext:value-type="error">
            <text:p>#REF!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 office:value-type="float" office:value="32.49" calcext:value-type="float">
            <text:p>32.49</text:p>
          </table:table-cell>
          <table:table-cell table:style-name="ce7" office:value-type="float" office:value="485.08" calcext:value-type="float">
            <text:p>485</text:p>
          </table:table-cell>
          <table:table-cell table:style-name="ce23" table:formula="of:=IF(OR(ISBLANK([.E15]);ISBLANK([.F15]));&quot;&quot;;[.F15]/[.E15])" office:value-type="float" office:value="14.9301323484149" calcext:value-type="float">
            <text:p>14.93</text:p>
          </table:table-cell>
          <table:table-cell table:style-name="kmStand1" office:value-type="float" office:value="198487" calcext:value-type="float">
            <text:p>198,487</text:p>
          </table:table-cell>
          <table:table-cell table:style-name="kmTripp" office:value-type="float" office:value="385.4" calcext:value-type="float">
            <text:p>385.4</text:p>
          </table:table-cell>
          <table:table-cell table:style-name="ce68" table:formula="of:=IF([.M15]&gt;[.M14];[#REF!]/[#REF!];IF([.M15]+[.M14]=2;IF([.I15]=&quot;&quot;;[.E15]*10/[.L15];[.E15]*10/[.I15]);&quot;&quot;))" office:value-type="float" office:value="0.843020238713025" calcext:value-type="float">
            <text:p>0.843</text:p>
          </table:table-cell>
          <table:table-cell table:style-name="ce69" office:value-type="float" office:value="1" calcext:value-type="float">
            <text:p>1</text:p>
          </table:table-cell>
          <table:table-cell table:style-name="Cirka_5f_kmStand" table:formula="of:=IF([.H15]&gt;1;IF([.M15]=0;[.H15]-[#REF!];[#REF!]-[#REF!]);&quot;&quot;)" office:value-type="string" office:string-value="" calcext:value-type="error">
            <text:p>#REF!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 office:value-type="float" office:value="24.69" calcext:value-type="float">
            <text:p>24.69</text:p>
          </table:table-cell>
          <table:table-cell table:style-name="ce7" office:value-type="float" office:value="358.01" calcext:value-type="float">
            <text:p>358</text:p>
          </table:table-cell>
          <table:table-cell table:style-name="ce24" table:formula="of:=IF(OR(ISBLANK([.E16]);ISBLANK([.F16]));&quot;&quot;;[.F16]/[.E16])" office:value-type="float" office:value="14.5002025111381" calcext:value-type="float">
            <text:p>14.50</text:p>
          </table:table-cell>
          <table:table-cell table:style-name="kmStand1" office:value-type="float" office:value="198731" calcext:value-type="float">
            <text:p>198,731</text:p>
          </table:table-cell>
          <table:table-cell table:style-name="kmTripp" office:value-type="float" office:value="243.4" calcext:value-type="float">
            <text:p>243.4</text:p>
          </table:table-cell>
          <table:table-cell table:style-name="ce68" table:formula="of:=IF([.M16]&gt;[.M15];[#REF!]/[#REF!];IF([.M16]+[.M15]=2;IF([.I16]=&quot;&quot;;[.E16]*10/[.L16];[.E16]*10/[.I16]);&quot;&quot;))" office:value-type="float" office:value="1.01437962202136" calcext:value-type="float">
            <text:p>1.014</text:p>
          </table:table-cell>
          <table:table-cell table:style-name="ce69" office:value-type="float" office:value="1" calcext:value-type="float">
            <text:p>1</text:p>
          </table:table-cell>
          <table:table-cell table:style-name="Cirka_5f_kmStand" table:formula="of:=IF([.H16]&gt;1;IF([.M16]=0;[.H16]-[#REF!];[#REF!]-[#REF!]);&quot;&quot;)" office:value-type="string" office:string-value="" calcext:value-type="error">
            <text:p>#REF!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 office:value-type="float" office:value="22.61" calcext:value-type="float">
            <text:p>22.61</text:p>
          </table:table-cell>
          <table:table-cell table:style-name="ce7" office:value-type="float" office:value="326.71" calcext:value-type="float">
            <text:p>327</text:p>
          </table:table-cell>
          <table:table-cell table:style-name="ce25" table:formula="of:=IF(OR(ISBLANK([.E17]);ISBLANK([.F17]));&quot;&quot;;[.F17]/[.E17])" office:value-type="float" office:value="14.4498009730208" calcext:value-type="float">
            <text:p>14.45</text:p>
          </table:table-cell>
          <table:table-cell table:style-name="kmStand1" office:value-type="float" office:value="198888" calcext:value-type="float">
            <text:p>198,888</text:p>
          </table:table-cell>
          <table:table-cell table:style-name="kmTripp"/>
          <table:table-cell table:style-name="ce68" table:formula="of:=IF([.M17]&gt;[.M16];[#REF!]/[#REF!];IF([.M17]+[.M16]=2;IF([.I17]=&quot;&quot;;[.E17]*10/[.L17];[.E17]*10/[.I17]);&quot;&quot;))" office:value-type="string" office:string-value="" calcext:value-type="error">
            <text:p>#REF!</text:p>
          </table:table-cell>
          <table:table-cell table:style-name="ce69" office:value-type="float" office:value="1" calcext:value-type="float">
            <text:p>1</text:p>
          </table:table-cell>
          <table:table-cell table:style-name="Cirka_5f_kmStand" table:formula="of:=IF([.H17]&gt;1;IF([.M17]=0;[.H17]-[#REF!];[#REF!]-[#REF!]);&quot;&quot;)" office:value-type="string" office:string-value="" calcext:value-type="error">
            <text:p>#REF!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 office:value-type="float" office:value="19.44" calcext:value-type="float">
            <text:p>19.44</text:p>
          </table:table-cell>
          <table:table-cell table:style-name="ce7" office:value-type="float" office:value="268.47" calcext:value-type="float">
            <text:p>268</text:p>
          </table:table-cell>
          <table:table-cell table:style-name="ce26" table:formula="of:=IF(OR(ISBLANK([.E18]);ISBLANK([.F18]));&quot;&quot;;[.F18]/[.E18])" office:value-type="float" office:value="13.8101851851852" calcext:value-type="float">
            <text:p>13.81</text:p>
          </table:table-cell>
          <table:table-cell table:style-name="kmStand1" office:value-type="float" office:value="199022" calcext:value-type="float">
            <text:p>199,022</text:p>
          </table:table-cell>
          <table:table-cell table:style-name="kmTripp" office:value-type="float" office:value="133.5" calcext:value-type="float">
            <text:p>133.5</text:p>
          </table:table-cell>
          <table:table-cell table:style-name="ce68" table:formula="of:=IF([.M18]&gt;[.M17];[#REF!]/[#REF!];IF([.M18]+[.M17]=2;IF([.I18]=&quot;&quot;;[.E18]*10/[.L18];[.E18]*10/[.I18]);&quot;&quot;))" office:value-type="float" office:value="1.4561797752809" calcext:value-type="float">
            <text:p>1.456</text:p>
          </table:table-cell>
          <table:table-cell table:style-name="ce69" office:value-type="float" office:value="1" calcext:value-type="float">
            <text:p>1</text:p>
          </table:table-cell>
          <table:table-cell table:style-name="Cirka_5f_kmStand" table:formula="of:=IF([.H18]&gt;1;IF([.M18]=0;[.H18]-[#REF!];[#REF!]-[#REF!]);&quot;&quot;)" office:value-type="string" office:string-value="" calcext:value-type="error">
            <text:p>#REF!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 office:value-type="float" office:value="19.6" calcext:value-type="float">
            <text:p>19.60</text:p>
          </table:table-cell>
          <table:table-cell table:style-name="ce7" office:value-type="float" office:value="275.77" calcext:value-type="float">
            <text:p>276</text:p>
          </table:table-cell>
          <table:table-cell table:style-name="ce27" table:formula="of:=IF(OR(ISBLANK([.E19]);ISBLANK([.F19]));&quot;&quot;;[.F19]/[.E19])" office:value-type="float" office:value="14.0698979591837" calcext:value-type="float">
            <text:p>14.07</text:p>
          </table:table-cell>
          <table:table-cell table:style-name="kmStand1" office:value-type="float" office:value="199187" calcext:value-type="float">
            <text:p>199,187</text:p>
          </table:table-cell>
          <table:table-cell table:style-name="kmTripp" office:value-type="float" office:value="165.5" calcext:value-type="float">
            <text:p>165.5</text:p>
          </table:table-cell>
          <table:table-cell table:style-name="ce68" table:formula="of:=IF([.M19]&gt;[.M18];[#REF!]/[#REF!];IF([.M19]+[.M18]=2;IF([.I19]=&quot;&quot;;[.E19]*10/[.L19];[.E19]*10/[.I19]);&quot;&quot;))" office:value-type="float" office:value="1.18429003021148" calcext:value-type="float">
            <text:p>1.184</text:p>
          </table:table-cell>
          <table:table-cell table:style-name="ce69" office:value-type="float" office:value="0" calcext:value-type="float">
            <text:p>0</text:p>
          </table:table-cell>
          <table:table-cell table:style-name="Cirka_5f_kmStand" table:formula="of:=IF([.H19]&gt;1;IF([.M19]=0;[.H19]-[#REF!];[#REF!]-[#REF!]);&quot;&quot;)" office:value-type="string" office:string-value="" calcext:value-type="error">
            <text:p>#REF!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 office:value-type="float" office:value="15.34" calcext:value-type="float">
            <text:p>15.34</text:p>
          </table:table-cell>
          <table:table-cell table:style-name="ce7" office:value-type="float" office:value="207.09" calcext:value-type="float">
            <text:p>207</text:p>
          </table:table-cell>
          <table:table-cell table:style-name="ce28" table:formula="of:=IF(OR(ISBLANK([.E20]);ISBLANK([.F20]));&quot;&quot;;[.F20]/[.E20])" office:value-type="float" office:value="13.5" calcext:value-type="float">
            <text:p>13.50</text:p>
          </table:table-cell>
          <table:table-cell table:style-name="kmStand1" office:value-type="float" office:value="199318" calcext:value-type="float">
            <text:p>199,318</text:p>
          </table:table-cell>
          <table:table-cell table:style-name="kmTripp" office:value-type="float" office:value="131.2" calcext:value-type="float">
            <text:p>131.2</text:p>
          </table:table-cell>
          <table:table-cell table:style-name="ce68" table:formula="of:=IF([.M20]&gt;[.M19];[#REF!]/[#REF!];IF([.M20]+[.M19]=2;IF([.I20]=&quot;&quot;;[.E20]*10/[.L20];[.E20]*10/[.I20]);&quot;&quot;))" office:value-type="float" office:value="1.16920731707317" calcext:value-type="float">
            <text:p>1.169</text:p>
          </table:table-cell>
          <table:table-cell table:style-name="ce69" office:value-type="float" office:value="1" calcext:value-type="float">
            <text:p>1</text:p>
          </table:table-cell>
          <table:table-cell table:style-name="Cirka_5f_kmStand" table:formula="of:=IF([.H20]&gt;1;IF([.M20]=0;[.H20]-[#REF!];[#REF!]-[#REF!]);&quot;&quot;)" office:value-type="string" office:string-value="" calcext:value-type="error">
            <text:p>#REF!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 office:value-type="float" office:value="38.3" calcext:value-type="float">
            <text:p>38.30</text:p>
          </table:table-cell>
          <table:table-cell table:style-name="ce7" office:value-type="float" office:value="477.98" calcext:value-type="float">
            <text:p>478</text:p>
          </table:table-cell>
          <table:table-cell table:style-name="ce29" table:formula="of:=IF(OR(ISBLANK([.E21]);ISBLANK([.F21]));&quot;&quot;;[.F21]/[.E21])" office:value-type="float" office:value="12.4798955613577" calcext:value-type="float">
            <text:p>12.48</text:p>
          </table:table-cell>
          <table:table-cell table:style-name="kmStand1" office:value-type="float" office:value="199586" calcext:value-type="float">
            <text:p>199,586</text:p>
          </table:table-cell>
          <table:table-cell table:style-name="kmTripp" office:value-type="float" office:value="267.8" calcext:value-type="float">
            <text:p>267.8</text:p>
          </table:table-cell>
          <table:table-cell table:style-name="ce68" table:formula="of:=IF([.M21]&gt;[.M20];[#REF!]/[#REF!];IF([.M21]+[.M20]=2;IF([.I21]=&quot;&quot;;[.E21]*10/[.L21];[.E21]*10/[.I21]);&quot;&quot;))" office:value-type="float" office:value="1.4301717699776" calcext:value-type="float">
            <text:p>1.430</text:p>
          </table:table-cell>
          <table:table-cell table:style-name="ce69" office:value-type="float" office:value="1" calcext:value-type="float">
            <text:p>1</text:p>
          </table:table-cell>
          <table:table-cell table:style-name="Cirka_5f_kmStand" table:formula="of:=IF([.H21]&gt;1;IF([.M21]=0;[.H21]-[#REF!];[#REF!]-[#REF!]);&quot;&quot;)" office:value-type="string" office:string-value="" calcext:value-type="error">
            <text:p>#REF!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 office:value-type="float" office:value="23.44" calcext:value-type="float">
            <text:p>23.44</text:p>
          </table:table-cell>
          <table:table-cell table:style-name="ce7" office:value-type="float" office:value="295.11" calcext:value-type="float">
            <text:p>295</text:p>
          </table:table-cell>
          <table:table-cell table:style-name="ce30" table:formula="of:=IF(OR(ISBLANK([.E22]);ISBLANK([.F22]));&quot;&quot;;[.F22]/[.E22])" office:value-type="float" office:value="12.5900170648464" calcext:value-type="float">
            <text:p>12.59</text:p>
          </table:table-cell>
          <table:table-cell table:style-name="kmStand1" office:value-type="float" office:value="199821" calcext:value-type="float">
            <text:p>199,821</text:p>
          </table:table-cell>
          <table:table-cell table:style-name="kmTripp" office:value-type="float" office:value="235" calcext:value-type="float">
            <text:p>235.0</text:p>
          </table:table-cell>
          <table:table-cell table:style-name="ce68" table:formula="of:=IF([.M22]&gt;[.M21];[#REF!]/[#REF!];IF([.M22]+[.M21]=2;IF([.I22]=&quot;&quot;;[.E22]*10/[.L22];[.E22]*10/[.I22]);&quot;&quot;))" office:value-type="float" office:value="0.997446808510638" calcext:value-type="float">
            <text:p>0.997</text:p>
          </table:table-cell>
          <table:table-cell table:style-name="ce69" office:value-type="float" office:value="1" calcext:value-type="float">
            <text:p>1</text:p>
          </table:table-cell>
          <table:table-cell table:style-name="Cirka_5f_kmStand" table:formula="of:=IF([.H22]&gt;1;IF([.M22]=0;[.H22]-[#REF!];[#REF!]-[#REF!]);&quot;&quot;)" office:value-type="string" office:string-value="" calcext:value-type="error">
            <text:p>#REF!</text:p>
          </table:table-cell>
          <table:table-cell table:style-name="ce71" office:value-type="float" office:value="1" calcext:value-type="float">
            <text:p>1</text:p>
          </table:table-cell>
          <table:table-cell table:style-name="ce73" table:number-columns-repeated="3"/>
        </table:table-row>
        <table:table-row table:style-name="ro1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 office:value-type="float" office:value="17.19" calcext:value-type="float">
            <text:p>17.19</text:p>
          </table:table-cell>
          <table:table-cell table:style-name="ce7" office:value-type="float" office:value="211.09" calcext:value-type="float">
            <text:p>211</text:p>
          </table:table-cell>
          <table:table-cell table:style-name="ce31" table:formula="of:=IF(OR(ISBLANK([.E23]);ISBLANK([.F23]));&quot;&quot;;[.F23]/[.E23])" office:value-type="float" office:value="12.2798138452589" calcext:value-type="float">
            <text:p>12.28</text:p>
          </table:table-cell>
          <table:table-cell table:style-name="kmStand1" office:value-type="float" office:value="200006" calcext:value-type="float">
            <text:p>200,006</text:p>
          </table:table-cell>
          <table:table-cell table:style-name="kmTripp" office:value-type="float" office:value="184.5" calcext:value-type="float">
            <text:p>184.5</text:p>
          </table:table-cell>
          <table:table-cell table:style-name="ce68" table:formula="of:=IF([.M23]&gt;[.M22];[#REF!]/[#REF!];IF([.M23]+[.M22]=2;IF([.I23]=&quot;&quot;;[.E23]*10/[.L23];[.E23]*10/[.I23]);&quot;&quot;))" office:value-type="float" office:value="0.931707317073171" calcext:value-type="float">
            <text:p>0.932</text:p>
          </table:table-cell>
          <table:table-cell table:style-name="ce69" office:value-type="float" office:value="1" calcext:value-type="float">
            <text:p>1</text:p>
          </table:table-cell>
          <table:table-cell table:style-name="Cirka_5f_kmStand" table:formula="of:=IF([.H23]&gt;1;IF([.M23]=0;[.H23]-[#REF!];[#REF!]-[#REF!]);&quot;&quot;)" office:value-type="string" office:string-value="" calcext:value-type="error">
            <text:p>#REF!</text:p>
          </table:table-cell>
          <table:table-cell table:style-name="ce71" office:value-type="float" office:value="1" calcext:value-type="float">
            <text:p>1</text:p>
          </table:table-cell>
          <table:table-cell table:style-name="ce74"/>
          <table:table-cell table:style-name="ce77"/>
          <table:table-cell table:style-name="ce78"/>
        </table:table-row>
        <table:table-row table:style-name="ro1">
          <table:table-cell table:style-name="ce1" office:value-type="string" calcext:value-type="string">
            <text:p>Inserted at bottom</text:p>
          </table:table-cell>
          <table:table-cell table:style-name="ce2"/>
          <table:table-cell table:style-name="dato_5f_bensin"/>
          <table:table-cell table:style-name="Tid_5f_CurNew"/>
          <table:table-cell table:style-name="ce5" office:value-type="float" office:value="5" calcext:value-type="float">
            <text:p>5.00</text:p>
          </table:table-cell>
          <table:table-cell table:style-name="ce7" office:value-type="float" office:value="70" calcext:value-type="float">
            <text:p>70</text:p>
          </table:table-cell>
          <table:table-cell table:style-name="ce32" office:value-type="float" office:value="10" calcext:value-type="float">
            <text:p>10.00</text:p>
          </table:table-cell>
          <table:table-cell table:style-name="kmStand1" office:value-type="float" office:value="198000" calcext:value-type="float">
            <text:p>198,000</text:p>
          </table:table-cell>
          <table:table-cell table:style-name="kmTripp" office:value-type="float" office:value="55" calcext:value-type="float">
            <text:p>55.0</text:p>
          </table:table-cell>
          <table:table-cell table:style-name="ce68" table:formula="of:=IF([.M24]&gt;[.M23];[#REF!]/[#REF!];IF([.M24]+[.M23]=2;IF([.I24]=&quot;&quot;;[.E24]*10/[.L24];[.E24]*10/[.I24]);&quot;&quot;))">
            <text:p/>
          </table:table-cell>
          <table:table-cell table:style-name="ce69" office:value-type="float" office:value="0" calcext:value-type="float">
            <text:p>0</text:p>
          </table:table-cell>
          <table:table-cell table:style-name="Cirka_5f_kmStand" table:formula="of:=IF([.H24]&gt;1;IF([.M24]=0;[.H24]-[#REF!];[#REF!]-[#REF!]);&quot;&quot;)" office:value-type="string" office:string-value="" calcext:value-type="error">
            <text:p>#REF!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/>
          <table:table-cell table:style-name="ce7"/>
          <table:table-cell table:style-name="ce33" table:formula="of:=IF(OR(ISBLANK([.E25]);ISBLANK([.F25]));&quot;&quot;;[.F25]/[.E25])">
            <text:p/>
          </table:table-cell>
          <table:table-cell table:style-name="kmStand1"/>
          <table:table-cell table:style-name="kmTripp"/>
          <table:table-cell table:style-name="ce68" table:formula="of:=IF([.M25]&gt;[.M24];[#REF!]/[#REF!];IF([.M25]+[.M24]=2;IF([.I25]=&quot;&quot;;[.E25]*10/[.L25];[.E25]*10/[.I25]);&quot;&quot;))">
            <text:p/>
          </table:table-cell>
          <table:table-cell table:style-name="ce69"/>
          <table:table-cell table:style-name="Cirka_5f_kmStand" table:formula="of:=IF([.H25]&gt;1;IF([.M25]=0;[.H25]-[#REF!];[#REF!]-[#REF!]);&quot;&quot;)">
            <text:p/>
          </table:table-cell>
          <table:table-cell table:style-name="ce71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/>
          <table:table-cell table:style-name="ce7"/>
          <table:table-cell table:style-name="ce34" table:formula="of:=IF(OR(ISBLANK([.E26]);ISBLANK([.F26]));&quot;&quot;;[.F26]/[.E26])">
            <text:p/>
          </table:table-cell>
          <table:table-cell table:style-name="kmStand1"/>
          <table:table-cell table:style-name="kmTripp"/>
          <table:table-cell table:style-name="ce68" table:formula="of:=IF([.M26]&gt;[.M25];[#REF!]/[#REF!];IF([.M26]+[.M25]=2;IF([.I26]=&quot;&quot;;[.E26]*10/[.L26];[.E26]*10/[.I26]);&quot;&quot;))">
            <text:p/>
          </table:table-cell>
          <table:table-cell table:style-name="ce69"/>
          <table:table-cell table:style-name="Cirka_5f_kmStand" table:formula="of:=IF([.H26]&gt;1;IF([.M26]=0;[.H26]-[#REF!];[#REF!]-[#REF!]);&quot;&quot;)">
            <text:p/>
          </table:table-cell>
          <table:table-cell table:style-name="ce71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/>
          <table:table-cell table:style-name="ce7"/>
          <table:table-cell table:style-name="ce35" table:formula="of:=IF(OR(ISBLANK([.E27]);ISBLANK([.F27]));&quot;&quot;;[.F27]/[.E27])">
            <text:p/>
          </table:table-cell>
          <table:table-cell table:style-name="kmStand1"/>
          <table:table-cell table:style-name="kmTripp"/>
          <table:table-cell table:style-name="ce68" table:formula="of:=IF([.M27]&gt;[.M26];[#REF!]/[#REF!];IF([.M27]+[.M26]=2;IF([.I27]=&quot;&quot;;[.E27]*10/[.L27];[.E27]*10/[.I27]);&quot;&quot;))">
            <text:p/>
          </table:table-cell>
          <table:table-cell table:style-name="ce69"/>
          <table:table-cell table:style-name="Cirka_5f_kmStand" table:formula="of:=IF([.H27]&gt;1;IF([.M27]=0;[.H27]-[#REF!];[#REF!]-[#REF!]);&quot;&quot;)">
            <text:p/>
          </table:table-cell>
          <table:table-cell table:style-name="ce71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/>
          <table:table-cell table:style-name="ce7"/>
          <table:table-cell table:style-name="ce36" table:formula="of:=IF(OR(ISBLANK([.E28]);ISBLANK([.F28]));&quot;&quot;;[.F28]/[.E28])">
            <text:p/>
          </table:table-cell>
          <table:table-cell table:style-name="kmStand1"/>
          <table:table-cell table:style-name="kmTripp"/>
          <table:table-cell table:style-name="ce68" table:formula="of:=IF([.M28]&gt;[.M27];[#REF!]/[#REF!];IF([.M28]+[.M27]=2;IF([.I28]=&quot;&quot;;[.E28]*10/[.L28];[.E28]*10/[.I28]);&quot;&quot;))">
            <text:p/>
          </table:table-cell>
          <table:table-cell table:style-name="ce69"/>
          <table:table-cell table:style-name="Cirka_5f_kmStand" table:formula="of:=IF([.H28]&gt;1;IF([.M28]=0;[.H28]-[#REF!];[#REF!]-[#REF!]);&quot;&quot;)">
            <text:p/>
          </table:table-cell>
          <table:table-cell table:style-name="ce71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/>
          <table:table-cell table:style-name="ce7"/>
          <table:table-cell table:style-name="ce37" table:formula="of:=IF(OR(ISBLANK([.E29]);ISBLANK([.F29]));&quot;&quot;;[.F29]/[.E29])">
            <text:p/>
          </table:table-cell>
          <table:table-cell table:style-name="kmStand1"/>
          <table:table-cell table:style-name="kmTripp"/>
          <table:table-cell table:style-name="ce68" table:formula="of:=IF([.M29]&gt;[.M28];[#REF!]/[#REF!];IF([.M29]+[.M28]=2;IF([.I29]=&quot;&quot;;[.E29]*10/[.L29];[.E29]*10/[.I29]);&quot;&quot;))">
            <text:p/>
          </table:table-cell>
          <table:table-cell table:style-name="ce69"/>
          <table:table-cell table:style-name="Cirka_5f_kmStand" table:formula="of:=IF([.H29]&gt;1;IF([.M29]=0;[.H29]-[#REF!];[#REF!]-[#REF!]);&quot;&quot;)">
            <text:p/>
          </table:table-cell>
          <table:table-cell table:style-name="ce71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/>
          <table:table-cell table:style-name="ce7"/>
          <table:table-cell table:style-name="ce38" table:formula="of:=IF(OR(ISBLANK([.E30]);ISBLANK([.F30]));&quot;&quot;;[.F30]/[.E30])">
            <text:p/>
          </table:table-cell>
          <table:table-cell table:style-name="kmStand1"/>
          <table:table-cell table:style-name="kmTripp"/>
          <table:table-cell table:style-name="ce68" table:formula="of:=IF([.M30]&gt;[.M29];[#REF!]/[#REF!];IF([.M30]+[.M29]=2;IF([.I30]=&quot;&quot;;[.E30]*10/[.L30];[.E30]*10/[.I30]);&quot;&quot;))">
            <text:p/>
          </table:table-cell>
          <table:table-cell table:style-name="ce69"/>
          <table:table-cell table:style-name="Cirka_5f_kmStand" table:formula="of:=IF([.H30]&gt;1;IF([.M30]=0;[.H30]-[#REF!];[#REF!]-[#REF!]);&quot;&quot;)">
            <text:p/>
          </table:table-cell>
          <table:table-cell table:style-name="ce71"/>
          <table:table-cell table:style-name="ce74"/>
          <table:table-cell table:style-name="ce77"/>
          <table:table-cell table:style-name="ce78"/>
        </table:table-row>
        <table:table-row table:style-name="ro2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/>
          <table:table-cell table:style-name="ce7"/>
          <table:table-cell table:style-name="ce39" table:formula="of:=IF(OR(ISBLANK([.E31]);ISBLANK([.F31]));&quot;&quot;;[.F31]/[.E31])">
            <text:p/>
          </table:table-cell>
          <table:table-cell table:style-name="kmStand1"/>
          <table:table-cell table:style-name="kmTripp"/>
          <table:table-cell table:style-name="ce68" table:formula="of:=IF([.M31]&gt;[.M30];[#REF!]/[#REF!];IF([.M31]+[.M30]=2;IF([.I31]=&quot;&quot;;[.E31]*10/[.L31];[.E31]*10/[.I31]);&quot;&quot;))">
            <text:p/>
          </table:table-cell>
          <table:table-cell table:style-name="ce69"/>
          <table:table-cell table:style-name="Cirka_5f_kmStand" table:formula="of:=IF([.H31]&gt;1;IF([.M31]=0;[.H31]-[#REF!];[#REF!]-[#REF!]);&quot;&quot;)">
            <text:p/>
          </table:table-cell>
          <table:table-cell table:style-name="ce71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/>
          <table:table-cell table:style-name="ce7"/>
          <table:table-cell table:style-name="ce40" table:formula="of:=IF(OR(ISBLANK([.E32]);ISBLANK([.F32]));&quot;&quot;;[.F32]/[.E32])">
            <text:p/>
          </table:table-cell>
          <table:table-cell table:style-name="kmStand1"/>
          <table:table-cell table:style-name="kmTripp"/>
          <table:table-cell table:style-name="ce68" table:formula="of:=IF([.M32]&gt;[.M31];[#REF!]/[#REF!];IF([.M32]+[.M31]=2;IF([.I32]=&quot;&quot;;[.E32]*10/[.L32];[.E32]*10/[.I32]);&quot;&quot;))">
            <text:p/>
          </table:table-cell>
          <table:table-cell table:style-name="ce69"/>
          <table:table-cell table:style-name="Cirka_5f_kmStand" table:formula="of:=IF([.H32]&gt;1;IF([.M32]=0;[.H32]-[#REF!];[#REF!]-[#REF!]);&quot;&quot;)">
            <text:p/>
          </table:table-cell>
          <table:table-cell table:style-name="ce71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/>
          <table:table-cell table:style-name="ce7"/>
          <table:table-cell table:style-name="ce41" table:formula="of:=IF(OR(ISBLANK([.E33]);ISBLANK([.F33]));&quot;&quot;;[.F33]/[.E33])">
            <text:p/>
          </table:table-cell>
          <table:table-cell table:style-name="kmStand1"/>
          <table:table-cell table:style-name="kmTripp"/>
          <table:table-cell table:style-name="ce68" table:formula="of:=IF([.M33]&gt;[.M32];[#REF!]/[#REF!];IF([.M33]+[.M32]=2;IF([.I33]=&quot;&quot;;[.E33]*10/[.L33];[.E33]*10/[.I33]);&quot;&quot;))">
            <text:p/>
          </table:table-cell>
          <table:table-cell table:style-name="ce69"/>
          <table:table-cell table:style-name="Cirka_5f_kmStand" table:formula="of:=IF([.H33]&gt;1;IF([.M33]=0;[.H33]-[#REF!];[#REF!]-[#REF!]);&quot;&quot;)">
            <text:p/>
          </table:table-cell>
          <table:table-cell table:style-name="ce71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/>
          <table:table-cell table:style-name="ce7"/>
          <table:table-cell table:style-name="ce42" table:formula="of:=IF(OR(ISBLANK([.E34]);ISBLANK([.F34]));&quot;&quot;;[.F34]/[.E34])">
            <text:p/>
          </table:table-cell>
          <table:table-cell table:style-name="kmStand1"/>
          <table:table-cell table:style-name="kmTripp"/>
          <table:table-cell table:style-name="ce68" table:formula="of:=IF([.M34]&gt;[.M33];[#REF!]/[#REF!];IF([.M34]+[.M33]=2;IF([.I34]=&quot;&quot;;[.E34]*10/[.L34];[.E34]*10/[.I34]);&quot;&quot;))">
            <text:p/>
          </table:table-cell>
          <table:table-cell table:style-name="ce69"/>
          <table:table-cell table:style-name="Cirka_5f_kmStand" table:formula="of:=IF([.H34]&gt;1;IF([.M34]=0;[.H34]-[#REF!];[#REF!]-[#REF!]);&quot;&quot;)">
            <text:p/>
          </table:table-cell>
          <table:table-cell table:style-name="ce71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/>
          <table:table-cell table:style-name="ce7"/>
          <table:table-cell table:style-name="ce43" table:formula="of:=IF(OR(ISBLANK([.E35]);ISBLANK([.F35]));&quot;&quot;;[.F35]/[.E35])">
            <text:p/>
          </table:table-cell>
          <table:table-cell table:style-name="kmStand1"/>
          <table:table-cell table:style-name="kmTripp"/>
          <table:table-cell table:style-name="ce68" table:formula="of:=IF([.M35]&gt;[.M34];[#REF!]/[#REF!];IF([.M35]+[.M34]=2;IF([.I35]=&quot;&quot;;[.E35]*10/[.L35];[.E35]*10/[.I35]);&quot;&quot;))">
            <text:p/>
          </table:table-cell>
          <table:table-cell table:style-name="ce69"/>
          <table:table-cell table:style-name="Cirka_5f_kmStand" table:formula="of:=IF([.H35]&gt;1;IF([.M35]=0;[.H35]-[#REF!];[#REF!]-[#REF!]);&quot;&quot;)">
            <text:p/>
          </table:table-cell>
          <table:table-cell table:style-name="ce71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/>
          <table:table-cell table:style-name="ce7"/>
          <table:table-cell table:style-name="ce44" table:formula="of:=IF(OR(ISBLANK([.E36]);ISBLANK([.F36]));&quot;&quot;;[.F36]/[.E36])">
            <text:p/>
          </table:table-cell>
          <table:table-cell table:style-name="kmStand1"/>
          <table:table-cell table:style-name="kmTripp"/>
          <table:table-cell table:style-name="ce68" table:formula="of:=IF([.M36]&gt;[.M35];[#REF!]/[#REF!];IF([.M36]+[.M35]=2;IF([.I36]=&quot;&quot;;[.E36]*10/[.L36];[.E36]*10/[.I36]);&quot;&quot;))">
            <text:p/>
          </table:table-cell>
          <table:table-cell table:style-name="ce69"/>
          <table:table-cell table:style-name="Cirka_5f_kmStand" table:formula="of:=IF([.H36]&gt;1;IF([.M36]=0;[.H36]-[#REF!];[#REF!]-[#REF!]);&quot;&quot;)">
            <text:p/>
          </table:table-cell>
          <table:table-cell table:style-name="ce71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/>
          <table:table-cell table:style-name="ce7"/>
          <table:table-cell table:style-name="ce45" table:formula="of:=IF(OR(ISBLANK([.E37]);ISBLANK([.F37]));&quot;&quot;;[.F37]/[.E37])">
            <text:p/>
          </table:table-cell>
          <table:table-cell table:style-name="kmStand1"/>
          <table:table-cell table:style-name="kmTripp"/>
          <table:table-cell table:style-name="ce68" table:formula="of:=IF([.M37]&gt;[.M36];[#REF!]/[#REF!];IF([.M37]+[.M36]=2;IF([.I37]=&quot;&quot;;[.E37]*10/[.L37];[.E37]*10/[.I37]);&quot;&quot;))">
            <text:p/>
          </table:table-cell>
          <table:table-cell table:style-name="ce69"/>
          <table:table-cell table:style-name="Cirka_5f_kmStand" table:formula="of:=IF([.H37]&gt;1;IF([.M37]=0;[.H37]-[#REF!];[#REF!]-[#REF!]);&quot;&quot;)">
            <text:p/>
          </table:table-cell>
          <table:table-cell table:style-name="ce71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/>
          <table:table-cell table:style-name="ce7"/>
          <table:table-cell table:style-name="ce46" table:formula="of:=IF(OR(ISBLANK([.E38]);ISBLANK([.F38]));&quot;&quot;;[.F38]/[.E38])">
            <text:p/>
          </table:table-cell>
          <table:table-cell table:style-name="kmStand1"/>
          <table:table-cell table:style-name="kmTripp"/>
          <table:table-cell table:style-name="ce68" table:formula="of:=IF([.M38]&gt;[.M37];[#REF!]/[#REF!];IF([.M38]+[.M37]=2;IF([.I38]=&quot;&quot;;[.E38]*10/[.L38];[.E38]*10/[.I38]);&quot;&quot;))">
            <text:p/>
          </table:table-cell>
          <table:table-cell table:style-name="ce69"/>
          <table:table-cell table:style-name="Cirka_5f_kmStand" table:formula="of:=IF([.H38]&gt;1;IF([.M38]=0;[.H38]-[#REF!];[#REF!]-[#REF!]);&quot;&quot;)">
            <text:p/>
          </table:table-cell>
          <table:table-cell table:style-name="ce71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/>
          <table:table-cell table:style-name="ce7"/>
          <table:table-cell table:style-name="ce47" table:formula="of:=IF(OR(ISBLANK([.E39]);ISBLANK([.F39]));&quot;&quot;;[.F39]/[.E39])">
            <text:p/>
          </table:table-cell>
          <table:table-cell table:style-name="kmStand1"/>
          <table:table-cell table:style-name="kmTripp"/>
          <table:table-cell table:style-name="ce68" table:formula="of:=IF([.M39]&gt;[.M38];[#REF!]/[#REF!];IF([.M39]+[.M38]=2;IF([.I39]=&quot;&quot;;[.E39]*10/[.L39];[.E39]*10/[.I39]);&quot;&quot;))">
            <text:p/>
          </table:table-cell>
          <table:table-cell table:style-name="ce69"/>
          <table:table-cell table:style-name="Cirka_5f_kmStand" table:formula="of:=IF([.H39]&gt;1;IF([.M39]=0;[.H39]-[#REF!];[#REF!]-[#REF!]);&quot;&quot;)">
            <text:p/>
          </table:table-cell>
          <table:table-cell table:style-name="ce71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/>
          <table:table-cell table:style-name="ce7"/>
          <table:table-cell table:style-name="ce48" table:formula="of:=IF(OR(ISBLANK([.E40]);ISBLANK([.F40]));&quot;&quot;;[.F40]/[.E40])">
            <text:p/>
          </table:table-cell>
          <table:table-cell table:style-name="kmStand1"/>
          <table:table-cell table:style-name="kmTripp"/>
          <table:table-cell table:style-name="ce68" table:formula="of:=IF([.M40]&gt;[.M39];[#REF!]/[#REF!];IF([.M40]+[.M39]=2;IF([.I40]=&quot;&quot;;[.E40]*10/[.L40];[.E40]*10/[.I40]);&quot;&quot;))">
            <text:p/>
          </table:table-cell>
          <table:table-cell table:style-name="ce69"/>
          <table:table-cell table:style-name="Cirka_5f_kmStand" table:formula="of:=IF([.H40]&gt;1;IF([.M40]=0;[.H40]-[#REF!];[#REF!]-[#REF!]);&quot;&quot;)">
            <text:p/>
          </table:table-cell>
          <table:table-cell table:style-name="ce71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/>
          <table:table-cell table:style-name="ce7"/>
          <table:table-cell table:style-name="ce49" table:formula="of:=IF(OR(ISBLANK([.E41]);ISBLANK([.F41]));&quot;&quot;;[.F41]/[.E41])">
            <text:p/>
          </table:table-cell>
          <table:table-cell table:style-name="kmStand1"/>
          <table:table-cell table:style-name="kmTripp"/>
          <table:table-cell table:style-name="ce68" table:formula="of:=IF([.M41]&gt;[.M40];[#REF!]/[#REF!];IF([.M41]+[.M40]=2;IF([.I41]=&quot;&quot;;[.E41]*10/[.L41];[.E41]*10/[.I41]);&quot;&quot;))">
            <text:p/>
          </table:table-cell>
          <table:table-cell table:style-name="ce69"/>
          <table:table-cell table:style-name="Cirka_5f_kmStand" table:formula="of:=IF([.H41]&gt;1;IF([.M41]=0;[.H41]-[#REF!];[#REF!]-[#REF!]);&quot;&quot;)">
            <text:p/>
          </table:table-cell>
          <table:table-cell table:style-name="ce71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/>
          <table:table-cell table:style-name="ce7"/>
          <table:table-cell table:style-name="ce50" table:formula="of:=IF(OR(ISBLANK([.E42]);ISBLANK([.F42]));&quot;&quot;;[.F42]/[.E42])">
            <text:p/>
          </table:table-cell>
          <table:table-cell table:style-name="kmStand1"/>
          <table:table-cell table:style-name="kmTripp"/>
          <table:table-cell table:style-name="ce68" table:formula="of:=IF([.M42]&gt;[.M41];[#REF!]/[#REF!];IF([.M42]+[.M41]=2;IF([.I42]=&quot;&quot;;[.E42]*10/[.L42];[.E42]*10/[.I42]);&quot;&quot;))">
            <text:p/>
          </table:table-cell>
          <table:table-cell table:style-name="ce69"/>
          <table:table-cell table:style-name="Cirka_5f_kmStand" table:formula="of:=IF([.H42]&gt;1;IF([.M42]=0;[.H42]-[#REF!];[#REF!]-[#REF!]);&quot;&quot;)">
            <text:p/>
          </table:table-cell>
          <table:table-cell table:style-name="ce71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/>
          <table:table-cell table:style-name="ce7"/>
          <table:table-cell table:style-name="ce51" table:formula="of:=IF(OR(ISBLANK([.E43]);ISBLANK([.F43]));&quot;&quot;;[.F43]/[.E43])">
            <text:p/>
          </table:table-cell>
          <table:table-cell table:style-name="kmStand1"/>
          <table:table-cell table:style-name="kmTripp"/>
          <table:table-cell table:style-name="ce68" table:formula="of:=IF([.M43]&gt;[.M42];[#REF!]/[#REF!];IF([.M43]+[.M42]=2;IF([.I43]=&quot;&quot;;[.E43]*10/[.L43];[.E43]*10/[.I43]);&quot;&quot;))">
            <text:p/>
          </table:table-cell>
          <table:table-cell table:style-name="ce69"/>
          <table:table-cell table:style-name="Cirka_5f_kmStand" table:formula="of:=IF([.H43]&gt;1;IF([.M43]=0;[.H43]-[#REF!];[#REF!]-[#REF!]);&quot;&quot;)">
            <text:p/>
          </table:table-cell>
          <table:table-cell table:style-name="ce71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/>
          <table:table-cell table:style-name="ce7"/>
          <table:table-cell table:style-name="ce52" table:formula="of:=IF(OR(ISBLANK([.E44]);ISBLANK([.F44]));&quot;&quot;;[.F44]/[.E44])">
            <text:p/>
          </table:table-cell>
          <table:table-cell table:style-name="kmStand1"/>
          <table:table-cell table:style-name="kmTripp"/>
          <table:table-cell table:style-name="ce68" table:formula="of:=IF([.M44]&gt;[.M43];[#REF!]/[#REF!];IF([.M44]+[.M43]=2;IF([.I44]=&quot;&quot;;[.E44]*10/[.L44];[.E44]*10/[.I44]);&quot;&quot;))">
            <text:p/>
          </table:table-cell>
          <table:table-cell table:style-name="ce69"/>
          <table:table-cell table:style-name="Cirka_5f_kmStand" table:formula="of:=IF([.H44]&gt;1;IF([.M44]=0;[.H44]-[#REF!];[#REF!]-[#REF!]);&quot;&quot;)">
            <text:p/>
          </table:table-cell>
          <table:table-cell table:style-name="ce71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/>
          <table:table-cell table:style-name="ce7"/>
          <table:table-cell table:style-name="ce53" table:formula="of:=IF(OR(ISBLANK([.E45]);ISBLANK([.F45]));&quot;&quot;;[.F45]/[.E45])">
            <text:p/>
          </table:table-cell>
          <table:table-cell table:style-name="kmStand1"/>
          <table:table-cell table:style-name="kmTripp"/>
          <table:table-cell table:style-name="ce68" table:formula="of:=IF([.M45]&gt;[.M44];[#REF!]/[#REF!];IF([.M45]+[.M44]=2;IF([.I45]=&quot;&quot;;[.E45]*10/[.L45];[.E45]*10/[.I45]);&quot;&quot;))">
            <text:p/>
          </table:table-cell>
          <table:table-cell table:style-name="ce69"/>
          <table:table-cell table:style-name="Cirka_5f_kmStand" table:formula="of:=IF([.H45]&gt;1;IF([.M45]=0;[.H45]-[#REF!];[#REF!]-[#REF!]);&quot;&quot;)">
            <text:p/>
          </table:table-cell>
          <table:table-cell table:style-name="ce71"/>
          <table:table-cell table:style-name="ce75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/>
          <table:table-cell table:style-name="ce7"/>
          <table:table-cell table:style-name="ce54" table:formula="of:=IF(OR(ISBLANK([.E46]);ISBLANK([.F46]));&quot;&quot;;[.F46]/[.E46])">
            <text:p/>
          </table:table-cell>
          <table:table-cell table:style-name="kmStand1"/>
          <table:table-cell table:style-name="kmTripp"/>
          <table:table-cell table:style-name="ce68" table:formula="of:=IF([.M46]&gt;[.M45];[#REF!]/[#REF!];IF([.M46]+[.M45]=2;IF([.I46]=&quot;&quot;;[.E46]*10/[.L46];[.E46]*10/[.I46]);&quot;&quot;))">
            <text:p/>
          </table:table-cell>
          <table:table-cell table:style-name="ce69"/>
          <table:table-cell table:style-name="Cirka_5f_kmStand" table:formula="of:=IF([.H46]&gt;1;IF([.M46]=0;[.H46]-[#REF!];[#REF!]-[#REF!]);&quot;&quot;)">
            <text:p/>
          </table:table-cell>
          <table:table-cell table:style-name="ce71"/>
          <table:table-cell table:style-name="ce76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/>
          <table:table-cell table:style-name="ce7"/>
          <table:table-cell table:style-name="ce55" table:formula="of:=IF(OR(ISBLANK([.E47]);ISBLANK([.F47]));&quot;&quot;;[.F47]/[.E47])">
            <text:p/>
          </table:table-cell>
          <table:table-cell table:style-name="kmStand1"/>
          <table:table-cell table:style-name="kmTripp"/>
          <table:table-cell table:style-name="ce68" table:formula="of:=IF([.M47]&gt;[.M46];[#REF!]/[#REF!];IF([.M47]+[.M46]=2;IF([.I47]=&quot;&quot;;[.E47]*10/[.L47];[.E47]*10/[.I47]);&quot;&quot;))">
            <text:p/>
          </table:table-cell>
          <table:table-cell table:style-name="ce69"/>
          <table:table-cell table:style-name="Cirka_5f_kmStand" table:formula="of:=IF([.H47]&gt;1;IF([.M47]=0;[.H47]-[#REF!];[#REF!]-[#REF!]);&quot;&quot;)">
            <text:p/>
          </table:table-cell>
          <table:table-cell table:style-name="ce71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/>
          <table:table-cell table:style-name="ce7"/>
          <table:table-cell table:style-name="ce56" table:formula="of:=IF(OR(ISBLANK([.E48]);ISBLANK([.F48]));&quot;&quot;;[.F48]/[.E48])">
            <text:p/>
          </table:table-cell>
          <table:table-cell table:style-name="kmStand1"/>
          <table:table-cell table:style-name="kmTripp"/>
          <table:table-cell table:style-name="ce68" table:formula="of:=IF([.M48]&gt;[.M47];[#REF!]/[#REF!];IF([.M48]+[.M47]=2;IF([.I48]=&quot;&quot;;[.E48]*10/[.L48];[.E48]*10/[.I48]);&quot;&quot;))">
            <text:p/>
          </table:table-cell>
          <table:table-cell table:style-name="ce69"/>
          <table:table-cell table:style-name="Cirka_5f_kmStand" table:formula="of:=IF([.H48]&gt;1;IF([.M48]=0;[.H48]-[#REF!];[#REF!]-[#REF!]);&quot;&quot;)">
            <text:p/>
          </table:table-cell>
          <table:table-cell table:style-name="ce71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/>
          <table:table-cell table:style-name="ce7"/>
          <table:table-cell table:style-name="ce57" table:formula="of:=IF(OR(ISBLANK([.E49]);ISBLANK([.F49]));&quot;&quot;;[.F49]/[.E49])">
            <text:p/>
          </table:table-cell>
          <table:table-cell table:style-name="kmStand1"/>
          <table:table-cell table:style-name="kmTripp"/>
          <table:table-cell table:style-name="ce68" table:formula="of:=IF([.M49]&gt;[.M48];[#REF!]/[#REF!];IF([.M49]+[.M48]=2;IF([.I49]=&quot;&quot;;[.E49]*10/[.L49];[.E49]*10/[.I49]);&quot;&quot;))">
            <text:p/>
          </table:table-cell>
          <table:table-cell table:style-name="ce69"/>
          <table:table-cell table:style-name="Cirka_5f_kmStand" table:formula="of:=IF([.H49]&gt;1;IF([.M49]=0;[.H49]-[#REF!];[#REF!]-[#REF!]);&quot;&quot;)">
            <text:p/>
          </table:table-cell>
          <table:table-cell table:style-name="ce71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/>
          <table:table-cell table:style-name="ce7"/>
          <table:table-cell table:style-name="ce58" table:formula="of:=IF(OR(ISBLANK([.E50]);ISBLANK([.F50]));&quot;&quot;;[.F50]/[.E50])">
            <text:p/>
          </table:table-cell>
          <table:table-cell table:style-name="kmStand1"/>
          <table:table-cell table:style-name="kmTripp"/>
          <table:table-cell table:style-name="ce68" table:formula="of:=IF([.M50]&gt;[.M49];[#REF!]/[#REF!];IF([.M50]+[.M49]=2;IF([.I50]=&quot;&quot;;[.E50]*10/[.L50];[.E50]*10/[.I50]);&quot;&quot;))">
            <text:p/>
          </table:table-cell>
          <table:table-cell table:style-name="ce69"/>
          <table:table-cell table:style-name="Cirka_5f_kmStand" table:formula="of:=IF([.H50]&gt;1;IF([.M50]=0;[.H50]-[#REF!];[#REF!]-[#REF!]);&quot;&quot;)">
            <text:p/>
          </table:table-cell>
          <table:table-cell table:style-name="ce71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/>
          <table:table-cell table:style-name="ce7"/>
          <table:table-cell table:style-name="ce59" table:formula="of:=IF(OR(ISBLANK([.E51]);ISBLANK([.F51]));&quot;&quot;;[.F51]/[.E51])">
            <text:p/>
          </table:table-cell>
          <table:table-cell table:style-name="kmStand1"/>
          <table:table-cell table:style-name="kmTripp"/>
          <table:table-cell table:style-name="ce68" table:formula="of:=IF([.M51]&gt;[.M50];[#REF!]/[#REF!];IF([.M51]+[.M50]=2;IF([.I51]=&quot;&quot;;[.E51]*10/[.L51];[.E51]*10/[.I51]);&quot;&quot;))">
            <text:p/>
          </table:table-cell>
          <table:table-cell table:style-name="ce69"/>
          <table:table-cell table:style-name="Cirka_5f_kmStand" table:formula="of:=IF([.H51]&gt;1;IF([.M51]=0;[.H51]-[#REF!];[#REF!]-[#REF!]);&quot;&quot;)">
            <text:p/>
          </table:table-cell>
          <table:table-cell table:style-name="ce71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/>
          <table:table-cell table:style-name="ce7"/>
          <table:table-cell table:style-name="ce60" table:formula="of:=IF(OR(ISBLANK([.E52]);ISBLANK([.F52]));&quot;&quot;;[.F52]/[.E52])">
            <text:p/>
          </table:table-cell>
          <table:table-cell table:style-name="kmStand1"/>
          <table:table-cell table:style-name="kmTripp"/>
          <table:table-cell table:style-name="ce68" table:formula="of:=IF([.M52]&gt;[.M51];[#REF!]/[#REF!];IF([.M52]+[.M51]=2;IF([.I52]=&quot;&quot;;[.E52]*10/[.L52];[.E52]*10/[.I52]);&quot;&quot;))">
            <text:p/>
          </table:table-cell>
          <table:table-cell table:style-name="ce69"/>
          <table:table-cell table:style-name="Cirka_5f_kmStand" table:formula="of:=IF([.H52]&gt;1;IF([.M52]=0;[.H52]-[#REF!];[#REF!]-[#REF!]);&quot;&quot;)">
            <text:p/>
          </table:table-cell>
          <table:table-cell table:style-name="ce71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/>
          <table:table-cell table:style-name="ce7"/>
          <table:table-cell table:style-name="ce61" table:formula="of:=IF(OR(ISBLANK([.E53]);ISBLANK([.F53]));&quot;&quot;;[.F53]/[.E53])">
            <text:p/>
          </table:table-cell>
          <table:table-cell table:style-name="kmStand1"/>
          <table:table-cell table:style-name="kmTripp"/>
          <table:table-cell table:style-name="ce68" table:formula="of:=IF([.M53]&gt;[.M52];[#REF!]/[#REF!];IF([.M53]+[.M52]=2;IF([.I53]=&quot;&quot;;[.E53]*10/[.L53];[.E53]*10/[.I53]);&quot;&quot;))">
            <text:p/>
          </table:table-cell>
          <table:table-cell table:style-name="ce69"/>
          <table:table-cell table:style-name="Cirka_5f_kmStand" table:formula="of:=IF([.H53]&gt;1;IF([.M53]=0;[.H53]-[#REF!];[#REF!]-[#REF!]);&quot;&quot;)">
            <text:p/>
          </table:table-cell>
          <table:table-cell table:style-name="ce71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/>
          <table:table-cell table:style-name="ce7"/>
          <table:table-cell table:style-name="ce62" table:formula="of:=IF(OR(ISBLANK([.E54]);ISBLANK([.F54]));&quot;&quot;;[.F54]/[.E54])">
            <text:p/>
          </table:table-cell>
          <table:table-cell table:style-name="kmStand1"/>
          <table:table-cell table:style-name="kmTripp"/>
          <table:table-cell table:style-name="ce68" table:formula="of:=IF([.M54]&gt;[.M53];[#REF!]/[#REF!];IF([.M54]+[.M53]=2;IF([.I54]=&quot;&quot;;[.E54]*10/[.L54];[.E54]*10/[.I54]);&quot;&quot;))">
            <text:p/>
          </table:table-cell>
          <table:table-cell table:style-name="ce69"/>
          <table:table-cell table:style-name="Cirka_5f_kmStand" table:formula="of:=IF([.H54]&gt;1;IF([.M54]=0;[.H54]-[#REF!];[#REF!]-[#REF!]);&quot;&quot;)">
            <text:p/>
          </table:table-cell>
          <table:table-cell table:style-name="ce71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/>
          <table:table-cell table:style-name="ce7"/>
          <table:table-cell table:style-name="ce63" table:formula="of:=IF(OR(ISBLANK([.E55]);ISBLANK([.F55]));&quot;&quot;;[.F55]/[.E55])">
            <text:p/>
          </table:table-cell>
          <table:table-cell table:style-name="kmStand1"/>
          <table:table-cell table:style-name="kmTripp"/>
          <table:table-cell table:style-name="ce68" table:formula="of:=IF([.M55]&gt;[.M54];[#REF!]/[#REF!];IF([.M55]+[.M54]=2;IF([.I55]=&quot;&quot;;[.E55]*10/[.L55];[.E55]*10/[.I55]);&quot;&quot;))">
            <text:p/>
          </table:table-cell>
          <table:table-cell table:style-name="ce69"/>
          <table:table-cell table:style-name="Cirka_5f_kmStand" table:formula="of:=IF([.H55]&gt;1;IF([.M55]=0;[.H55]-[#REF!];[#REF!]-[#REF!]);&quot;&quot;)">
            <text:p/>
          </table:table-cell>
          <table:table-cell table:style-name="ce71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/>
          <table:table-cell table:style-name="ce7"/>
          <table:table-cell table:style-name="ce64" table:formula="of:=IF(OR(ISBLANK([.E56]);ISBLANK([.F56]));&quot;&quot;;[.F56]/[.E56])">
            <text:p/>
          </table:table-cell>
          <table:table-cell table:style-name="kmStand1"/>
          <table:table-cell table:style-name="kmTripp"/>
          <table:table-cell table:style-name="ce68" table:formula="of:=IF([.M56]&gt;[.M55];[#REF!]/[#REF!];IF([.M56]+[.M55]=2;IF([.I56]=&quot;&quot;;[.E56]*10/[.L56];[.E56]*10/[.I56]);&quot;&quot;))">
            <text:p/>
          </table:table-cell>
          <table:table-cell table:style-name="ce69"/>
          <table:table-cell table:style-name="Cirka_5f_kmStand" table:formula="of:=IF([.H56]&gt;1;IF([.M56]=0;[.H56]-[#REF!];[#REF!]-[#REF!]);&quot;&quot;)">
            <text:p/>
          </table:table-cell>
          <table:table-cell table:style-name="ce71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dato_5f_bensin"/>
          <table:table-cell table:style-name="Tid_5f_CurNew"/>
          <table:table-cell table:style-name="ce5"/>
          <table:table-cell table:style-name="ce7"/>
          <table:table-cell table:style-name="ce65" table:formula="of:=IF(OR(ISBLANK([.E57]);ISBLANK([.F57]));&quot;&quot;;[.F57]/[.E57])">
            <text:p/>
          </table:table-cell>
          <table:table-cell table:style-name="kmStand1"/>
          <table:table-cell table:style-name="kmTripp"/>
          <table:table-cell table:style-name="ce68" table:formula="of:=IF([.M57]&gt;[.M56];[#REF!]/[#REF!];IF([.M57]+[.M56]=2;IF([.I57]=&quot;&quot;;[.E57]*10/[.L57];[.E57]*10/[.I57]);&quot;&quot;))">
            <text:p/>
          </table:table-cell>
          <table:table-cell table:style-name="ce69"/>
          <table:table-cell table:style-name="Cirka_5f_kmStand" table:formula="of:=IF([.H57]&gt;1;IF([.M57]=0;[.H57]-[#REF!];[#REF!]-[#REF!]);&quot;&quot;)">
            <text:p/>
          </table:table-cell>
          <table:table-cell table:style-name="ce71"/>
          <table:table-cell table:number-columns-repeated="3"/>
        </table:table-row>
        <table:table-row table:style-name="ro4" table:number-rows-repeated="65444">
          <table:table-cell table:number-columns-repeated="2"/>
          <table:table-cell table:style-name="ce3"/>
          <table:table-cell table:style-name="ce4"/>
          <table:table-cell table:style-name="ce6"/>
          <table:table-cell table:style-name="ce8"/>
          <table:table-cell table:style-name="ce6"/>
          <table:table-cell table:style-name="ce66"/>
          <table:table-cell table:style-name="ce67"/>
          <table:table-cell table:style-name="ce68"/>
          <table:table-cell/>
          <table:table-cell table:style-name="ce70"/>
          <table:table-cell table:number-columns-repeated="4"/>
        </table:table-row>
        <table:table-row table:style-name="ro4" table:number-rows-repeated="983040">
          <table:table-cell table:number-columns-repeated="16"/>
        </table:table-row>
        <table:table-row table:style-name="ro5" table:number-rows-repeated="34">
          <table:table-cell table:number-columns-repeated="16"/>
        </table:table-row>
        <table:table-row table:style-name="ro5">
          <table:table-cell table:number-columns-repeated="16"/>
        </table:table-row>
        <calcext:conditional-formats>
          <calcext:conditional-format calcext:target-range-address="Bensin.G1:Bensin.G1">
            <calcext:condition calcext:apply-style-name="tykkeTyperRød" calcext:value="&gt;$g$#REF!" calcext:base-cell-address="Bensin.G1"/>
            <calcext:condition calcext:apply-style-name="tykkeTyperGrønn" calcext:value="&lt;$g$#REF!" calcext:base-cell-address="Bensin.G1"/>
          </calcext:conditional-format>
          <calcext:conditional-format calcext:target-range-address="Bensin.G2:Bensin.G2">
            <calcext:condition calcext:apply-style-name="tykkeTyperRød" calcext:value="&gt;$g$#REF!" calcext:base-cell-address="Bensin.G2"/>
            <calcext:condition calcext:apply-style-name="tykkeTyperGrønn" calcext:value="&lt;$g$#REF!" calcext:base-cell-address="Bensin.G2"/>
          </calcext:conditional-format>
          <calcext:conditional-format calcext:target-range-address="Bensin.G3:Bensin.G3">
            <calcext:condition calcext:apply-style-name="tykkeTyperRød" calcext:value="&gt;$g$#REF!" calcext:base-cell-address="Bensin.G3"/>
            <calcext:condition calcext:apply-style-name="tykkeTyperGrønn" calcext:value="&lt;$g$#REF!" calcext:base-cell-address="Bensin.G3"/>
          </calcext:conditional-format>
          <calcext:conditional-format calcext:target-range-address="Bensin.G4:Bensin.G4">
            <calcext:condition calcext:apply-style-name="tykkeTyperRød" calcext:value="&gt;$g$#REF!" calcext:base-cell-address="Bensin.G4"/>
            <calcext:condition calcext:apply-style-name="tykkeTyperGrønn" calcext:value="&lt;$g$#REF!" calcext:base-cell-address="Bensin.G4"/>
          </calcext:conditional-format>
          <calcext:conditional-format calcext:target-range-address="Bensin.G5:Bensin.G5">
            <calcext:condition calcext:apply-style-name="tykkeTyperRød" calcext:value="&gt;$g$#REF!" calcext:base-cell-address="Bensin.G5"/>
            <calcext:condition calcext:apply-style-name="tykkeTyperGrønn" calcext:value="&lt;$g$#REF!" calcext:base-cell-address="Bensin.G5"/>
          </calcext:conditional-format>
          <calcext:conditional-format calcext:target-range-address="Bensin.G6:Bensin.G6">
            <calcext:condition calcext:apply-style-name="tykkeTyperRød" calcext:value="&gt;$g$#REF!" calcext:base-cell-address="Bensin.G6"/>
            <calcext:condition calcext:apply-style-name="tykkeTyperGrønn" calcext:value="&lt;$g$#REF!" calcext:base-cell-address="Bensin.G6"/>
          </calcext:conditional-format>
          <calcext:conditional-format calcext:target-range-address="Bensin.G7:Bensin.G7">
            <calcext:condition calcext:apply-style-name="tykkeTyperRød" calcext:value="&gt;$g$#REF!" calcext:base-cell-address="Bensin.G7"/>
            <calcext:condition calcext:apply-style-name="tykkeTyperGrønn" calcext:value="&lt;$g$#REF!" calcext:base-cell-address="Bensin.G7"/>
          </calcext:conditional-format>
          <calcext:conditional-format calcext:target-range-address="Bensin.G8:Bensin.G8">
            <calcext:condition calcext:apply-style-name="tykkeTyperRød" calcext:value="&gt;$g$#REF!" calcext:base-cell-address="Bensin.G8"/>
            <calcext:condition calcext:apply-style-name="tykkeTyperGrønn" calcext:value="&lt;$g$#REF!" calcext:base-cell-address="Bensin.G8"/>
          </calcext:conditional-format>
          <calcext:conditional-format calcext:target-range-address="Bensin.G9:Bensin.G9">
            <calcext:condition calcext:apply-style-name="tykkeTyperRød" calcext:value="&gt;$g$#REF!" calcext:base-cell-address="Bensin.G9"/>
            <calcext:condition calcext:apply-style-name="tykkeTyperGrønn" calcext:value="&lt;$g$#REF!" calcext:base-cell-address="Bensin.G9"/>
          </calcext:conditional-format>
          <calcext:conditional-format calcext:target-range-address="Bensin.G10:Bensin.G10">
            <calcext:condition calcext:apply-style-name="tykkeTyperRød" calcext:value="&gt;$g$#REF!" calcext:base-cell-address="Bensin.G10"/>
            <calcext:condition calcext:apply-style-name="tykkeTyperGrønn" calcext:value="&lt;$g$#REF!" calcext:base-cell-address="Bensin.G10"/>
          </calcext:conditional-format>
          <calcext:conditional-format calcext:target-range-address="Bensin.G11:Bensin.G11">
            <calcext:condition calcext:apply-style-name="tykkeTyperRød" calcext:value="&gt;$g$#REF!" calcext:base-cell-address="Bensin.G11"/>
            <calcext:condition calcext:apply-style-name="tykkeTyperGrønn" calcext:value="&lt;$g$#REF!" calcext:base-cell-address="Bensin.G11"/>
          </calcext:conditional-format>
          <calcext:conditional-format calcext:target-range-address="Bensin.G12:Bensin.G12">
            <calcext:condition calcext:apply-style-name="tykkeTyperRød" calcext:value="&gt;$g$#REF!" calcext:base-cell-address="Bensin.G12"/>
            <calcext:condition calcext:apply-style-name="tykkeTyperGrønn" calcext:value="&lt;$g$#REF!" calcext:base-cell-address="Bensin.G12"/>
          </calcext:conditional-format>
          <calcext:conditional-format calcext:target-range-address="Bensin.G13:Bensin.G13">
            <calcext:condition calcext:apply-style-name="tykkeTyperRød" calcext:value="&gt;$g$#REF!" calcext:base-cell-address="Bensin.G13"/>
            <calcext:condition calcext:apply-style-name="tykkeTyperGrønn" calcext:value="&lt;$g$#REF!" calcext:base-cell-address="Bensin.G13"/>
          </calcext:conditional-format>
          <calcext:conditional-format calcext:target-range-address="Bensin.G14:Bensin.G14">
            <calcext:condition calcext:apply-style-name="tykkeTyperRød" calcext:value="&gt;$g$#REF!" calcext:base-cell-address="Bensin.G14"/>
            <calcext:condition calcext:apply-style-name="tykkeTyperGrønn" calcext:value="&lt;$g$#REF!" calcext:base-cell-address="Bensin.G14"/>
          </calcext:conditional-format>
          <calcext:conditional-format calcext:target-range-address="Bensin.G15:Bensin.G15">
            <calcext:condition calcext:apply-style-name="tykkeTyperRød" calcext:value="&gt;$g$#REF!" calcext:base-cell-address="Bensin.G15"/>
            <calcext:condition calcext:apply-style-name="tykkeTyperGrønn" calcext:value="&lt;$g$#REF!" calcext:base-cell-address="Bensin.G15"/>
          </calcext:conditional-format>
          <calcext:conditional-format calcext:target-range-address="Bensin.G16:Bensin.G16">
            <calcext:condition calcext:apply-style-name="tykkeTyperRød" calcext:value="&gt;$g$#REF!" calcext:base-cell-address="Bensin.G16"/>
            <calcext:condition calcext:apply-style-name="tykkeTyperGrønn" calcext:value="&lt;$g$#REF!" calcext:base-cell-address="Bensin.G16"/>
          </calcext:conditional-format>
          <calcext:conditional-format calcext:target-range-address="Bensin.G17:Bensin.G17">
            <calcext:condition calcext:apply-style-name="tykkeTyperRød" calcext:value="&gt;$g$#REF!" calcext:base-cell-address="Bensin.G17"/>
            <calcext:condition calcext:apply-style-name="tykkeTyperGrønn" calcext:value="&lt;$g$#REF!" calcext:base-cell-address="Bensin.G17"/>
          </calcext:conditional-format>
          <calcext:conditional-format calcext:target-range-address="Bensin.G18:Bensin.G18">
            <calcext:condition calcext:apply-style-name="tykkeTyperRød" calcext:value="&gt;$g$#REF!" calcext:base-cell-address="Bensin.G18"/>
            <calcext:condition calcext:apply-style-name="tykkeTyperGrønn" calcext:value="&lt;$g$#REF!" calcext:base-cell-address="Bensin.G18"/>
          </calcext:conditional-format>
          <calcext:conditional-format calcext:target-range-address="Bensin.G19:Bensin.G19">
            <calcext:condition calcext:apply-style-name="tykkeTyperRød" calcext:value="&gt;$g$#REF!" calcext:base-cell-address="Bensin.G19"/>
            <calcext:condition calcext:apply-style-name="tykkeTyperGrønn" calcext:value="&lt;$g$#REF!" calcext:base-cell-address="Bensin.G19"/>
          </calcext:conditional-format>
          <calcext:conditional-format calcext:target-range-address="Bensin.G20:Bensin.G20">
            <calcext:condition calcext:apply-style-name="tykkeTyperRød" calcext:value="&gt;$g$#REF!" calcext:base-cell-address="Bensin.G20"/>
            <calcext:condition calcext:apply-style-name="tykkeTyperGrønn" calcext:value="&lt;$g$#REF!" calcext:base-cell-address="Bensin.G20"/>
          </calcext:conditional-format>
          <calcext:conditional-format calcext:target-range-address="Bensin.G21:Bensin.G21">
            <calcext:condition calcext:apply-style-name="tykkeTyperRød" calcext:value="&gt;$g$#REF!" calcext:base-cell-address="Bensin.G21"/>
            <calcext:condition calcext:apply-style-name="tykkeTyperGrønn" calcext:value="&lt;$g$#REF!" calcext:base-cell-address="Bensin.G21"/>
          </calcext:conditional-format>
          <calcext:conditional-format calcext:target-range-address="Bensin.G22:Bensin.G22">
            <calcext:condition calcext:apply-style-name="tykkeTyperRød" calcext:value="&gt;$g$#REF!" calcext:base-cell-address="Bensin.G22"/>
            <calcext:condition calcext:apply-style-name="tykkeTyperGrønn" calcext:value="&lt;$g$#REF!" calcext:base-cell-address="Bensin.G22"/>
          </calcext:conditional-format>
          <calcext:conditional-format calcext:target-range-address="Bensin.G23:Bensin.G23">
            <calcext:condition calcext:apply-style-name="tykkeTyperRød" calcext:value="&gt;$g$#REF!" calcext:base-cell-address="Bensin.G23"/>
            <calcext:condition calcext:apply-style-name="tykkeTyperGrønn" calcext:value="&lt;$g$#REF!" calcext:base-cell-address="Bensin.G23"/>
          </calcext:conditional-format>
          <calcext:conditional-format calcext:target-range-address="Bensin.G24:Bensin.G24">
            <calcext:condition calcext:apply-style-name="tykkeTyperRød" calcext:value="&gt;$g$#REF!" calcext:base-cell-address="Bensin.G24"/>
            <calcext:condition calcext:apply-style-name="tykkeTyperGrønn" calcext:value="&lt;$g$#REF!" calcext:base-cell-address="Bensin.G24"/>
          </calcext:conditional-format>
          <calcext:conditional-format calcext:target-range-address="Bensin.G25:Bensin.G25">
            <calcext:condition calcext:apply-style-name="tykkeTyperRød" calcext:value="&gt;$g$#REF!" calcext:base-cell-address="Bensin.G25"/>
            <calcext:condition calcext:apply-style-name="tykkeTyperGrønn" calcext:value="&lt;$g$#REF!" calcext:base-cell-address="Bensin.G25"/>
          </calcext:conditional-format>
          <calcext:conditional-format calcext:target-range-address="Bensin.G26:Bensin.G26">
            <calcext:condition calcext:apply-style-name="tykkeTyperRød" calcext:value="&gt;$g$#REF!" calcext:base-cell-address="Bensin.G26"/>
            <calcext:condition calcext:apply-style-name="tykkeTyperGrønn" calcext:value="&lt;$g$#REF!" calcext:base-cell-address="Bensin.G26"/>
          </calcext:conditional-format>
          <calcext:conditional-format calcext:target-range-address="Bensin.G27:Bensin.G27">
            <calcext:condition calcext:apply-style-name="tykkeTyperRød" calcext:value="&gt;$g$#REF!" calcext:base-cell-address="Bensin.G27"/>
            <calcext:condition calcext:apply-style-name="tykkeTyperGrønn" calcext:value="&lt;$g$#REF!" calcext:base-cell-address="Bensin.G27"/>
          </calcext:conditional-format>
          <calcext:conditional-format calcext:target-range-address="Bensin.G28:Bensin.G28">
            <calcext:condition calcext:apply-style-name="tykkeTyperRød" calcext:value="&gt;$g$#REF!" calcext:base-cell-address="Bensin.G28"/>
            <calcext:condition calcext:apply-style-name="tykkeTyperGrønn" calcext:value="&lt;$g$#REF!" calcext:base-cell-address="Bensin.G28"/>
          </calcext:conditional-format>
          <calcext:conditional-format calcext:target-range-address="Bensin.G29:Bensin.G29">
            <calcext:condition calcext:apply-style-name="tykkeTyperRød" calcext:value="&gt;$g$#REF!" calcext:base-cell-address="Bensin.G29"/>
            <calcext:condition calcext:apply-style-name="tykkeTyperGrønn" calcext:value="&lt;$g$#REF!" calcext:base-cell-address="Bensin.G29"/>
          </calcext:conditional-format>
          <calcext:conditional-format calcext:target-range-address="Bensin.G30:Bensin.G30">
            <calcext:condition calcext:apply-style-name="tykkeTyperRød" calcext:value="&gt;$g$#REF!" calcext:base-cell-address="Bensin.G30"/>
            <calcext:condition calcext:apply-style-name="tykkeTyperGrønn" calcext:value="&lt;$g$#REF!" calcext:base-cell-address="Bensin.G30"/>
          </calcext:conditional-format>
          <calcext:conditional-format calcext:target-range-address="Bensin.G31:Bensin.G31">
            <calcext:condition calcext:apply-style-name="tykkeTyperRød" calcext:value="&gt;$g$#REF!" calcext:base-cell-address="Bensin.G31"/>
            <calcext:condition calcext:apply-style-name="tykkeTyperGrønn" calcext:value="&lt;$g$#REF!" calcext:base-cell-address="Bensin.G31"/>
          </calcext:conditional-format>
          <calcext:conditional-format calcext:target-range-address="Bensin.G32:Bensin.G32">
            <calcext:condition calcext:apply-style-name="tykkeTyperRød" calcext:value="&gt;$g$#REF!" calcext:base-cell-address="Bensin.G32"/>
            <calcext:condition calcext:apply-style-name="tykkeTyperGrønn" calcext:value="&lt;$g$#REF!" calcext:base-cell-address="Bensin.G32"/>
          </calcext:conditional-format>
          <calcext:conditional-format calcext:target-range-address="Bensin.G33:Bensin.G33">
            <calcext:condition calcext:apply-style-name="tykkeTyperRød" calcext:value="&gt;$g$#REF!" calcext:base-cell-address="Bensin.G33"/>
            <calcext:condition calcext:apply-style-name="tykkeTyperGrønn" calcext:value="&lt;$g$#REF!" calcext:base-cell-address="Bensin.G33"/>
          </calcext:conditional-format>
          <calcext:conditional-format calcext:target-range-address="Bensin.G34:Bensin.G34">
            <calcext:condition calcext:apply-style-name="tykkeTyperRød" calcext:value="&gt;$g$#REF!" calcext:base-cell-address="Bensin.G34"/>
            <calcext:condition calcext:apply-style-name="tykkeTyperGrønn" calcext:value="&lt;$g$#REF!" calcext:base-cell-address="Bensin.G34"/>
          </calcext:conditional-format>
          <calcext:conditional-format calcext:target-range-address="Bensin.G35:Bensin.G35">
            <calcext:condition calcext:apply-style-name="tykkeTyperRød" calcext:value="&gt;$g$#REF!" calcext:base-cell-address="Bensin.G35"/>
            <calcext:condition calcext:apply-style-name="tykkeTyperGrønn" calcext:value="&lt;$g$#REF!" calcext:base-cell-address="Bensin.G35"/>
          </calcext:conditional-format>
          <calcext:conditional-format calcext:target-range-address="Bensin.G36:Bensin.G36">
            <calcext:condition calcext:apply-style-name="tykkeTyperRød" calcext:value="&gt;$g$#REF!" calcext:base-cell-address="Bensin.G36"/>
            <calcext:condition calcext:apply-style-name="tykkeTyperGrønn" calcext:value="&lt;$g$#REF!" calcext:base-cell-address="Bensin.G36"/>
          </calcext:conditional-format>
          <calcext:conditional-format calcext:target-range-address="Bensin.G37:Bensin.G37">
            <calcext:condition calcext:apply-style-name="tykkeTyperRød" calcext:value="&gt;$g$#REF!" calcext:base-cell-address="Bensin.G37"/>
            <calcext:condition calcext:apply-style-name="tykkeTyperGrønn" calcext:value="&lt;$g$#REF!" calcext:base-cell-address="Bensin.G37"/>
          </calcext:conditional-format>
          <calcext:conditional-format calcext:target-range-address="Bensin.G38:Bensin.G38">
            <calcext:condition calcext:apply-style-name="tykkeTyperRød" calcext:value="&gt;$g$#REF!" calcext:base-cell-address="Bensin.G38"/>
            <calcext:condition calcext:apply-style-name="tykkeTyperGrønn" calcext:value="&lt;$g$#REF!" calcext:base-cell-address="Bensin.G38"/>
          </calcext:conditional-format>
          <calcext:conditional-format calcext:target-range-address="Bensin.G39:Bensin.G39">
            <calcext:condition calcext:apply-style-name="tykkeTyperRød" calcext:value="&gt;$g$#REF!" calcext:base-cell-address="Bensin.G39"/>
            <calcext:condition calcext:apply-style-name="tykkeTyperGrønn" calcext:value="&lt;$g$#REF!" calcext:base-cell-address="Bensin.G39"/>
          </calcext:conditional-format>
          <calcext:conditional-format calcext:target-range-address="Bensin.G40:Bensin.G40">
            <calcext:condition calcext:apply-style-name="tykkeTyperRød" calcext:value="&gt;$g$#REF!" calcext:base-cell-address="Bensin.G40"/>
            <calcext:condition calcext:apply-style-name="tykkeTyperGrønn" calcext:value="&lt;$g$#REF!" calcext:base-cell-address="Bensin.G40"/>
          </calcext:conditional-format>
          <calcext:conditional-format calcext:target-range-address="Bensin.G41:Bensin.G41">
            <calcext:condition calcext:apply-style-name="tykkeTyperRød" calcext:value="&gt;$g$#REF!" calcext:base-cell-address="Bensin.G41"/>
            <calcext:condition calcext:apply-style-name="tykkeTyperGrønn" calcext:value="&lt;$g$#REF!" calcext:base-cell-address="Bensin.G41"/>
          </calcext:conditional-format>
          <calcext:conditional-format calcext:target-range-address="Bensin.G42:Bensin.G42">
            <calcext:condition calcext:apply-style-name="tykkeTyperRød" calcext:value="&gt;$g$#REF!" calcext:base-cell-address="Bensin.G42"/>
            <calcext:condition calcext:apply-style-name="tykkeTyperGrønn" calcext:value="&lt;$g$#REF!" calcext:base-cell-address="Bensin.G42"/>
          </calcext:conditional-format>
          <calcext:conditional-format calcext:target-range-address="Bensin.G43:Bensin.G43">
            <calcext:condition calcext:apply-style-name="tykkeTyperRød" calcext:value="&gt;$g$#REF!" calcext:base-cell-address="Bensin.G43"/>
            <calcext:condition calcext:apply-style-name="tykkeTyperGrønn" calcext:value="&lt;$g$#REF!" calcext:base-cell-address="Bensin.G43"/>
          </calcext:conditional-format>
          <calcext:conditional-format calcext:target-range-address="Bensin.G44:Bensin.G44">
            <calcext:condition calcext:apply-style-name="tykkeTyperRød" calcext:value="&gt;$g$#REF!" calcext:base-cell-address="Bensin.G44"/>
            <calcext:condition calcext:apply-style-name="tykkeTyperGrønn" calcext:value="&lt;$g$#REF!" calcext:base-cell-address="Bensin.G44"/>
          </calcext:conditional-format>
          <calcext:conditional-format calcext:target-range-address="Bensin.G45:Bensin.G45">
            <calcext:condition calcext:apply-style-name="tykkeTyperRød" calcext:value="&gt;$g$#REF!" calcext:base-cell-address="Bensin.G45"/>
            <calcext:condition calcext:apply-style-name="tykkeTyperGrønn" calcext:value="&lt;$g$#REF!" calcext:base-cell-address="Bensin.G45"/>
          </calcext:conditional-format>
          <calcext:conditional-format calcext:target-range-address="Bensin.G46:Bensin.G46">
            <calcext:condition calcext:apply-style-name="tykkeTyperRød" calcext:value="&gt;$g$#REF!" calcext:base-cell-address="Bensin.G46"/>
            <calcext:condition calcext:apply-style-name="tykkeTyperGrønn" calcext:value="&lt;$g$#REF!" calcext:base-cell-address="Bensin.G46"/>
          </calcext:conditional-format>
          <calcext:conditional-format calcext:target-range-address="Bensin.G47:Bensin.G47">
            <calcext:condition calcext:apply-style-name="tykkeTyperRød" calcext:value="&gt;$g$#REF!" calcext:base-cell-address="Bensin.G47"/>
            <calcext:condition calcext:apply-style-name="tykkeTyperGrønn" calcext:value="&lt;$g$#REF!" calcext:base-cell-address="Bensin.G47"/>
          </calcext:conditional-format>
          <calcext:conditional-format calcext:target-range-address="Bensin.G48:Bensin.G48">
            <calcext:condition calcext:apply-style-name="tykkeTyperRød" calcext:value="&gt;$g$#REF!" calcext:base-cell-address="Bensin.G48"/>
            <calcext:condition calcext:apply-style-name="tykkeTyperGrønn" calcext:value="&lt;$g$#REF!" calcext:base-cell-address="Bensin.G48"/>
          </calcext:conditional-format>
          <calcext:conditional-format calcext:target-range-address="Bensin.G49:Bensin.G49">
            <calcext:condition calcext:apply-style-name="tykkeTyperRød" calcext:value="&gt;$g$#REF!" calcext:base-cell-address="Bensin.G49"/>
            <calcext:condition calcext:apply-style-name="tykkeTyperGrønn" calcext:value="&lt;$g$#REF!" calcext:base-cell-address="Bensin.G49"/>
          </calcext:conditional-format>
          <calcext:conditional-format calcext:target-range-address="Bensin.G50:Bensin.G50">
            <calcext:condition calcext:apply-style-name="tykkeTyperRød" calcext:value="&gt;$g$#REF!" calcext:base-cell-address="Bensin.G50"/>
            <calcext:condition calcext:apply-style-name="tykkeTyperGrønn" calcext:value="&lt;$g$#REF!" calcext:base-cell-address="Bensin.G50"/>
          </calcext:conditional-format>
          <calcext:conditional-format calcext:target-range-address="Bensin.G51:Bensin.G51">
            <calcext:condition calcext:apply-style-name="tykkeTyperRød" calcext:value="&gt;$g$#REF!" calcext:base-cell-address="Bensin.G51"/>
            <calcext:condition calcext:apply-style-name="tykkeTyperGrønn" calcext:value="&lt;$g$#REF!" calcext:base-cell-address="Bensin.G51"/>
          </calcext:conditional-format>
          <calcext:conditional-format calcext:target-range-address="Bensin.G52:Bensin.G52">
            <calcext:condition calcext:apply-style-name="tykkeTyperRød" calcext:value="&gt;$g$#REF!" calcext:base-cell-address="Bensin.G52"/>
            <calcext:condition calcext:apply-style-name="tykkeTyperGrønn" calcext:value="&lt;$g$#REF!" calcext:base-cell-address="Bensin.G52"/>
          </calcext:conditional-format>
          <calcext:conditional-format calcext:target-range-address="Bensin.G53:Bensin.G53">
            <calcext:condition calcext:apply-style-name="tykkeTyperRød" calcext:value="&gt;$g$#REF!" calcext:base-cell-address="Bensin.G53"/>
            <calcext:condition calcext:apply-style-name="tykkeTyperGrønn" calcext:value="&lt;$g$#REF!" calcext:base-cell-address="Bensin.G53"/>
          </calcext:conditional-format>
          <calcext:conditional-format calcext:target-range-address="Bensin.G54:Bensin.G54">
            <calcext:condition calcext:apply-style-name="tykkeTyperRød" calcext:value="&gt;$g$#REF!" calcext:base-cell-address="Bensin.G54"/>
            <calcext:condition calcext:apply-style-name="tykkeTyperGrønn" calcext:value="&lt;$g$#REF!" calcext:base-cell-address="Bensin.G54"/>
          </calcext:conditional-format>
          <calcext:conditional-format calcext:target-range-address="Bensin.G55:Bensin.G55">
            <calcext:condition calcext:apply-style-name="tykkeTyperRød" calcext:value="&gt;$g$#REF!" calcext:base-cell-address="Bensin.G55"/>
            <calcext:condition calcext:apply-style-name="tykkeTyperGrønn" calcext:value="&lt;$g$#REF!" calcext:base-cell-address="Bensin.G55"/>
          </calcext:conditional-format>
          <calcext:conditional-format calcext:target-range-address="Bensin.G56:Bensin.G56">
            <calcext:condition calcext:apply-style-name="tykkeTyperRød" calcext:value="&gt;$g$#REF!" calcext:base-cell-address="Bensin.G56"/>
            <calcext:condition calcext:apply-style-name="tykkeTyperGrønn" calcext:value="&lt;$g$#REF!" calcext:base-cell-address="Bensin.G56"/>
          </calcext:conditional-format>
          <calcext:conditional-format calcext:target-range-address="Bensin.G57:Bensin.G57">
            <calcext:condition calcext:apply-style-name="tykkeTyperRød" calcext:value="&gt;$g$#REF!" calcext:base-cell-address="Bensin.G57"/>
            <calcext:condition calcext:apply-style-name="tykkeTyperGrønn" calcext:value="&lt;$g$#REF!" calcext:base-cell-address="Bensin.G5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Norm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Halvfe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adornments="Norm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nb" fo:country="NO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ime-style style:name="N40">
      <number:hours number:style="long"/>
      <number:text>:</number:text>
      <number:minutes number:style="long"/>
    </number:time-style>
    <number:date-style style:name="N121">
      <number:day-of-week/>
      <number:text> </number:text>
      <number:day number:style="long"/>
      <number:text>. </number:text>
      <number:month number:textual="true"/>
      <number:text> </number:text>
      <number:year/>
    </number:date-style>
    <number:currency-style style:name="N123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23P0"/>
    </number:currency-style>
    <number:date-style style:name="N124">
      <number:day-of-week number:style="long"/>
      <number:text>  </number:text>
      <number:day number:style="long"/>
      <number:text>. </number:text>
      <number:month number:style="long" number:textual="true"/>
    </number:date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 number:grouping="true"/>
    </number:number-style>
    <number:currency-style style:name="N128P0" style:volatile="true">
      <number:currency-symbol number:language="nn" number:country="NO">kr</number:currency-symbol>
      <number:text> </number:text>
      <number:number number:decimal-places="0" loext:min-decimal-places="0" number:min-integer-digits="1" number:grouping="true"/>
    </number:currency-style>
    <number:currency-style style:name="N128">
      <number:text>-</number:text>
      <number:currency-symbol number:language="nn" number:country="NO">kr</number:currency-symbol>
      <number:text> </number:text>
      <number:number number:decimal-places="0" loext:min-decimal-places="0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nn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30">
      <number:text>-</number:text>
      <number:currency-symbol number:language="nn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30P0"/>
    </number:currency-style>
    <number:currency-style style:name="N131P0" style:volatile="true">
      <number:currency-symbol number:language="nn" number:country="NO">kr</number:currency-symbol>
      <number:text> </number:text>
      <number:number number:decimal-places="0" loext:min-decimal-places="0" number:min-integer-digits="1" number:grouping="true"/>
    </number:currency-style>
    <number:currency-style style:name="N131">
      <style:text-properties fo:color="#ff0000"/>
      <number:text>-</number:text>
      <number:currency-symbol number:language="nn" number:country="NO">kr</number:currency-symbol>
      <number:text> </number:text>
      <number:number number:decimal-places="0" loext:min-decimal-places="0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nn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nn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32P0"/>
    </number:currency-style>
    <number:date-style style:name="N133">
      <number:day number:style="long"/>
      <number:text>. </number:text>
      <number:month number:textual="true"/>
      <number:text> </number:text>
      <number:year/>
    </number:date-style>
    <number:date-style style:name="N134">
      <number:day-of-week number:style="long"/>
      <number:text> </number:text>
    </number:date-style>
    <number:number-style style:name="N135">
      <number:number number:decimal-places="4" loext:min-decimal-places="4" number:min-integer-digits="1"/>
    </number:number-style>
    <number:number-style style:name="N136">
      <number:number number:decimal-places="1" loext:min-decimal-places="1" number:min-integer-digits="1"/>
    </number:number-style>
    <number:date-style style:name="N137">
      <number:day-of-week number:style="long"/>
      <number:text>  </number:text>
      <number:day number:style="long"/>
      <number:text>. </number:text>
      <number:month number:style="long" number:textual="true"/>
      <number:text> </number:text>
      <number:hours number:style="long"/>
      <number:text>.</number:text>
      <number:minutes number:style="long"/>
    </number:date-style>
    <number:number-style style:name="N138">
      <number:number number:decimal-places="3" loext:min-decimal-places="3" number:min-integer-digits="1" number:grouping="true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6" loext:min-decimal-places="6" number:min-integer-digits="1"/>
    </number:number-style>
    <number:number-style style:name="N141">
      <number:number number:decimal-places="0" loext:min-decimal-places="0" number:min-integer-digits="0"/>
    </number:number-style>
    <number:currency-style style:name="N143P0" style:volatile="true">
      <number:currency-symbol number:language="no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43">
      <style:text-properties fo:color="#ff0000"/>
      <number:text>-</number:text>
      <number:currency-symbol number:language="no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4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irka_5f_kmStand" style:display-name="Cirka_kmStand" style:family="table-cell" style:parent-style-name="Result" style:data-style-name="N3">
      <style:table-cell-properties style:cell-protect="none" style:print-content="true" fo:background-color="transparent"/>
      <style:text-properties fo:color="#c0c0c0" fo:font-style="normal" style:text-underline-style="none" fo:font-weight="normal"/>
    </style:style>
    <style:style style:name="ca_5f_tid" style:display-name="ca_tid" style:family="table-cell" style:parent-style-name="Cirka_5f_kmStand" style:data-style-name="N40">
      <style:table-cell-properties fo:background-color="transparent"/>
    </style:style>
    <style:style style:name="Tid_5f_CurNew" style:display-name="Tid_CurNew" style:family="table-cell" style:parent-style-name="Default" style:data-style-name="N40">
      <style:text-properties style:font-name="Courier New" fo:font-family="'Courier New'" style:font-family-generic="modern" style:font-pitch="fixed"/>
    </style:style>
    <style:style style:name="dato_5f_dag" style:display-name="dato_dag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Beløp" style:family="table-cell" style:parent-style-name="Default" style:data-style-name="N3"/>
    <style:style style:name="kommentar_5f_småskrift" style:display-name="kommentar_småskrift" style:family="table-cell" style:parent-style-name="Default">
      <style:table-cell-properties style:text-align-source="fix" style:repeat-content="false" fo:padding="1.39pt" style:shrink-to-fit="false" style:vertical-align="middle"/>
      <style:paragraph-properties fo:text-align="start" fo:margin-left="7pt"/>
      <style:text-properties style:font-name="Times New Roman" fo:font-family="'Times New Roman'" style:font-family-generic="roman" style:font-pitch="variable" fo:font-size="8pt" style:font-size-asian="8pt" style:font-size-complex="8pt"/>
    </style:style>
    <style:style style:name="fergeOver1" style:family="table-cell" style:parent-style-name="Default" style:data-style-name="N124">
      <style:table-cell-properties style:text-align-source="fix" style:repeat-content="false" fo:padding="5.24pt"/>
      <style:paragraph-properties fo:text-align="center" fo:margin-left="0pt"/>
      <style:text-properties fo:font-weight="bold"/>
    </style:style>
    <style:style style:name="fergeOver2" style:family="table-cell" style:parent-style-name="Default" style:data-style-name="N124">
      <style:table-cell-properties style:text-align-source="fix" style:repeat-content="false"/>
      <style:paragraph-properties fo:text-align="center" fo:margin-left="0pt"/>
      <style:text-properties style:font-name="Courier New1" fo:font-family="'Courier New'" style:font-style-name="Halvfet" style:font-family-generic="modern" style:font-pitch="fixed" fo:font-weight="bold"/>
    </style:style>
    <style:style style:name="kmStand2" style:family="table-cell" style:parent-style-name="Cirka_5f_kmStand">
      <style:text-properties fo:color="#333333" style:font-name="Tahoma" fo:font-family="Tahoma" style:font-style-name="Normal" style:font-family-generic="swiss" style:font-pitch="variable"/>
    </style:style>
    <style:style style:name="retning" style:family="table-cell" style:parent-style-name="Default">
      <style:table-cell-properties fo:padding-bottom="0.99pt" fo:padding-left="3.86pt" fo:padding-right="0.99pt" fo:padding-top="0.99pt"/>
    </style:style>
    <style:style style:name="kmStand1" style:family="table-cell" style:parent-style-name="Default" style:data-style-name="N3"/>
    <style:style style:name="kmTripp" style:family="table-cell" style:parent-style-name="Default" style:data-style-name="N126">
      <style:table-cell-properties fo:padding-bottom="1.36pt" fo:padding-left="0.99pt" fo:padding-right="2.41pt" fo:padding-top="1.36pt" loext:vertical-justify="auto"/>
      <style:paragraph-properties css3t:text-justify="auto"/>
    </style:style>
    <style:style style:name="Avvik" style:family="table-cell" style:parent-style-name="Default">
      <style:table-cell-properties fo:background-color="#ff0000" fo:padding-bottom="0.99pt" fo:padding-left="5.24pt" fo:padding-right="0.99pt" fo:padding-top="0.99pt"/>
    </style:style>
    <style:style style:name="Hensikt" style:family="table-cell" style:parent-style-name="Default">
      <style:table-cell-properties fo:padding-bottom="0.99pt" fo:padding-left="9.5pt" fo:padding-right="0.99pt" fo:padding-top="0.99pt"/>
    </style:style>
    <style:style style:name="Tid_5f_rightLeft" style:display-name="Tid_rightLeft" style:family="table-cell" style:parent-style-name="Tid_5f_CurNew">
      <style:table-cell-properties fo:background-color="transparent" fo:padding-bottom="0.99pt" fo:padding-left="0.99pt" fo:padding-right="5.24pt" fo:padding-top="0.99pt"/>
    </style:style>
    <style:style style:name="Literpris_5f_Kredittert" style:display-name="Literpris_Kredittert" style:family="table-cell" style:parent-style-name="Default" style:data-style-name="N1">
      <style:table-cell-properties fo:background-color="#e6ff00"/>
    </style:style>
    <style:style style:name="forbruk" style:family="table-cell" style:parent-style-name="Default" style:data-style-name="N125">
      <style:table-cell-properties fo:background-color="transparent"/>
    </style:style>
    <style:style style:name="dato_5f_bensin" style:display-name="dato_bensin" style:family="table-cell" style:parent-style-name="Default" style:data-style-name="N121">
      <style:text-properties style:font-name="Arial" fo:font-family="Arial" style:font-family-generic="swiss" style:font-pitch="variable"/>
    </style:style>
    <style:style style:name="Literpris_5f_NAF_5f_Statoil" style:display-name="Literpris_NAF_Statoil" style:family="table-cell" style:parent-style-name="Literpris_5f_Kredittert">
      <style:table-cell-properties fo:background-color="#e6e64c"/>
    </style:style>
    <style:style style:name="Orange" style:family="table-cell" style:parent-style-name="Default">
      <style:table-cell-properties fo:background-color="#ffcc99"/>
    </style:style>
    <style:style style:name="tykkeTyperGrønn" style:family="table-cell" style:parent-style-name="Default">
      <style:text-properties fo:color="#008000" fo:font-weight="bold"/>
    </style:style>
    <style:style style:name="tykkeTyperRød" style:family="table-cell" style:parent-style-name="Default">
      <style:text-properties fo:color="#ff0000" fo:font-weight="bold"/>
    </style:style>
    <style:style style:name="rammeRod" style:family="table-cell" style:parent-style-name="Default">
      <style:table-cell-properties fo:border="2.49pt solid #ff0000"/>
    </style:style>
    <style:style style:name="rammeGronn" style:family="table-cell" style:parent-style-name="Default">
      <style:table-cell-properties fo:border="2.49pt solid #23ff23"/>
    </style:style>
    <style:style style:name="Median_5f_blue" style:display-name="Median_blue" style:family="table-cell" style:parent-style-name="Default">
      <style:table-cell-properties fo:border="2.49pt solid #0099ff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2">00/00/0000</text:date>, <text:time style:data-style-name="N2" text:time-value="15:44:35.133435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Dev/5.2.0.0.alpha0$Linux_X86_64 LibreOffice_project/ac2505632c96b2653aea2d65178053d1ad9430ef</meta:generator>
    <meta:creation-date>2014-01-07T16:35:55.593000000</meta:creation-date>
    <meta:editing-cycles>186</meta:editing-cycles>
    <meta:editing-duration>PT8H19M55S</meta:editing-duration>
    <dc:date>2016-01-17T20:15:08.350000000</dc:date>
    <meta:document-statistic meta:table-count="1" meta:cell-count="315" meta:object-count="0"/>
    <meta:user-defined meta:name="Info 1"/>
    <meta:user-defined meta:name="Info 2"/>
    <meta:user-defined meta:name="Info 3"/>
    <meta:user-defined meta:name="Info 4"/>
  </office:meta>
</office:document-meta>
</file>